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35in"/>
    </style:style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officeooo:rsid="000c81df" officeooo:paragraph-rsid="000c81d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bold" officeooo:paragraph-rsid="000b1e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officeooo:rsid="0015a154" officeooo:paragraph-rsid="0015a15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15a154" officeooo:paragraph-rsid="0017840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1" fo:font-size="14pt" fo:font-weight="bold" officeooo:paragraph-rsid="0015a15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a3d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fda1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24c99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70c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a3d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fda1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220282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Arial1" fo:font-size="14pt" fo:font-weight="bold" officeooo:paragraph-rsid="00178403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1" fo:font-size="14pt" fo:font-weight="bold" officeooo:paragraph-rsid="00194500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Arial1" fo:font-size="14pt" fo:font-weight="bold" officeooo:paragraph-rsid="00194670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Arial1" fo:font-size="14pt" fo:font-weight="bold" officeooo:paragraph-rsid="001d478e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Arial1" fo:font-size="14pt" fo:font-weight="bold" officeooo:paragraph-rsid="001d9db8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Arial1" fo:font-size="14pt" fo:font-weight="bold" officeooo:paragraph-rsid="001da3d6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Arial1" fo:font-size="14pt" fo:font-weight="bold" officeooo:paragraph-rsid="001fda1d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Arial1" fo:font-size="14pt" fo:font-weight="bold" officeooo:paragraph-rsid="00220282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Arial1" fo:font-size="14pt" fo:font-weight="bold" officeooo:paragraph-rsid="0024c99b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b4b6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Arial1" fo:font-size="14pt" fo:font-weight="normal" officeooo:paragraph-rsid="00220282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Arial1" fo:font-size="14pt" fo:font-weight="normal" officeooo:paragraph-rsid="002304d6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14pt" officeooo:paragraph-rsid="001970ce" style:font-size-asian="14pt" style:font-size-complex="14pt"/>
    </style:style>
    <style:style style:name="P46" style:family="paragraph" style:parent-style-name="Standard">
      <style:text-properties officeooo:paragraph-rsid="000b1eee"/>
    </style:style>
    <style:style style:name="P47" style:family="paragraph" style:parent-style-name="Standard">
      <style:paragraph-properties fo:text-align="start" style:justify-single-word="false"/>
      <style:text-properties officeooo:paragraph-rsid="0015a154"/>
    </style:style>
    <style:style style:name="P48" style:family="paragraph" style:parent-style-name="Standard">
      <style:paragraph-properties fo:text-align="start" style:justify-single-word="false"/>
      <style:text-properties officeooo:paragraph-rsid="00178403"/>
    </style:style>
    <style:style style:name="P49" style:family="paragraph" style:parent-style-name="Standard">
      <style:paragraph-properties fo:text-align="start" style:justify-single-word="false"/>
      <style:text-properties officeooo:paragraph-rsid="00194500"/>
    </style:style>
    <style:style style:name="P50" style:family="paragraph" style:parent-style-name="Standard">
      <style:paragraph-properties fo:text-align="start" style:justify-single-word="false"/>
      <style:text-properties officeooo:paragraph-rsid="001d478e"/>
    </style:style>
    <style:style style:name="P51" style:family="paragraph" style:parent-style-name="Standard">
      <style:paragraph-properties fo:text-align="start" style:justify-single-word="false"/>
      <style:text-properties officeooo:paragraph-rsid="001d9db8"/>
    </style:style>
    <style:style style:name="P52" style:family="paragraph" style:parent-style-name="Standard">
      <style:text-properties officeooo:paragraph-rsid="0024c99b"/>
    </style:style>
    <style:style style:name="P53" style:family="paragraph" style:parent-style-name="Standard" style:list-style-name="L1">
      <style:text-properties style:font-name="Arial1" fo:font-size="14pt" officeooo:paragraph-rsid="00178403" style:font-size-asian="14pt" style:font-size-complex="14pt"/>
    </style:style>
    <style:style style:name="P54" style:family="paragraph" style:parent-style-name="Standard" style:list-style-name="L2">
      <style:text-properties style:font-name="Arial1" fo:font-size="14pt" officeooo:paragraph-rsid="000b1eee" style:font-size-asian="14pt" style:font-size-complex="14pt"/>
    </style:style>
    <style:style style:name="P55" style:family="paragraph" style:parent-style-name="Standard" style:list-style-name="L2">
      <style:text-properties style:font-name="Arial1" fo:font-size="14pt" officeooo:rsid="000b1eee" officeooo:paragraph-rsid="000b1eee" style:font-size-asian="14pt" style:font-size-complex="14pt"/>
    </style:style>
    <style:style style:name="P56" style:family="paragraph" style:parent-style-name="Standard" style:list-style-name="L3">
      <style:text-properties style:font-name="Arial1" fo:font-size="14pt" officeooo:paragraph-rsid="00178403" style:font-size-asian="14pt" style:font-size-complex="14pt"/>
    </style:style>
    <style:style style:name="P57" style:family="paragraph" style:parent-style-name="Standard" style:list-style-name="L4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58" style:family="paragraph" style:parent-style-name="Standard" style:list-style-name="L5">
      <style:text-properties style:font-name="Arial1" fo:font-size="14pt" fo:font-weight="normal" officeooo:paragraph-rsid="00178403" style:font-size-asian="14pt" style:font-weight-asian="normal" style:font-size-complex="14pt" style:font-weight-complex="normal"/>
    </style:style>
    <style:style style:name="P59" style:family="paragraph" style:parent-style-name="Standard" style:list-style-name="L7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60" style:family="paragraph" style:parent-style-name="Standard" style:list-style-name="L8">
      <style:paragraph-properties fo:text-align="start" style:justify-single-word="false"/>
      <style:text-properties style:font-name="Arial1" fo:font-size="14pt" fo:font-weight="normal" officeooo:rsid="0015a154" officeooo:paragraph-rsid="00178403" style:font-size-asian="14pt" style:font-weight-asian="normal" style:font-size-complex="14pt" style:font-weight-complex="normal"/>
    </style:style>
    <style:style style:name="P61" style:family="paragraph" style:parent-style-name="Standard" style:list-style-name="L9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63" style:family="paragraph" style:parent-style-name="Standard" style:list-style-name="L11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65" style:family="paragraph" style:parent-style-name="Standard" style:list-style-name="L13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66" style:family="paragraph" style:parent-style-name="Standard" style:list-style-name="L14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67" style:family="paragraph" style:parent-style-name="Standard" style:list-style-name="L15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68" style:family="paragraph" style:parent-style-name="Standard" style:list-style-name="L16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69" style:family="paragraph" style:parent-style-name="Standard" style:list-style-name="L17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70" style:family="paragraph" style:parent-style-name="Standard" style:list-style-name="L18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71" style:family="paragraph" style:parent-style-name="Standard" style:list-style-name="L19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72" style:family="paragraph" style:parent-style-name="Standard" style:list-style-name="L20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73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74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75" style:family="paragraph" style:parent-style-name="Standard" style:list-style-name="L23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76" style:family="paragraph" style:parent-style-name="Standard" style:list-style-name="L24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77" style:family="paragraph" style:parent-style-name="Standard" style:list-style-name="L25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78" style:family="paragraph" style:parent-style-name="Standard" style:list-style-name="L26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79" style:family="paragraph" style:parent-style-name="Standard" style:list-style-name="L27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80" style:family="paragraph" style:parent-style-name="Standard" style:list-style-name="L28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81" style:family="paragraph" style:parent-style-name="Standard" style:list-style-name="L29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82" style:family="paragraph" style:parent-style-name="Standard" style:list-style-name="L30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83" style:family="paragraph" style:parent-style-name="Standard" style:list-style-name="L31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84" style:family="paragraph" style:parent-style-name="Standard" style:list-style-name="L32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85" style:family="paragraph" style:parent-style-name="Standard" style:list-style-name="L33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86" style:family="paragraph" style:parent-style-name="Standard" style:list-style-name="L34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87" style:family="paragraph" style:parent-style-name="Standard" style:list-style-name="L35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88" style:family="paragraph" style:parent-style-name="Standard" style:list-style-name="L36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89" style:family="paragraph" style:parent-style-name="Standard" style:list-style-name="L37">
      <style:text-properties style:font-name="Arial1" fo:font-size="14pt" fo:font-weight="normal" officeooo:paragraph-rsid="00220282" style:font-size-asian="14pt" style:font-weight-asian="normal" style:font-size-complex="14pt" style:font-weight-complex="normal"/>
    </style:style>
    <style:style style:name="P90" style:family="paragraph" style:parent-style-name="Standard" style:list-style-name="L38">
      <style:paragraph-properties fo:text-align="start" style:justify-single-word="false"/>
      <style:text-properties style:font-name="Arial1" fo:font-size="14pt" fo:font-weight="normal" officeooo:paragraph-rsid="00220282" style:font-size-asian="14pt" style:font-weight-asian="normal" style:font-size-complex="14pt" style:font-weight-complex="normal"/>
    </style:style>
    <style:style style:name="P91" style:family="paragraph" style:parent-style-name="Standard" style:list-style-name="L39">
      <style:text-properties style:font-name="Arial1" fo:font-size="14pt" fo:font-weight="normal" officeooo:paragraph-rsid="00220282" style:font-size-asian="14pt" style:font-weight-asian="normal" style:font-size-complex="14pt" style:font-weight-complex="normal"/>
    </style:style>
    <style:style style:name="P92" style:family="paragraph" style:parent-style-name="Standard" style:list-style-name="L40">
      <style:text-properties style:font-name="Arial1" fo:font-size="14pt" fo:font-weight="normal" officeooo:paragraph-rsid="002304d6" style:font-size-asian="14pt" style:font-weight-asian="normal" style:font-size-complex="14pt" style:font-weight-complex="normal"/>
    </style:style>
    <style:style style:name="P93" style:family="paragraph" style:parent-style-name="Standard" style:list-style-name="L40">
      <style:text-properties style:font-name="Arial1" fo:font-size="14pt" fo:font-weight="normal" officeooo:paragraph-rsid="002c4a0b" style:font-size-asian="14pt" style:font-weight-asian="normal" style:font-size-complex="14pt" style:font-weight-complex="normal"/>
    </style:style>
    <style:style style:name="P94" style:family="paragraph" style:parent-style-name="Standard" style:list-style-name="L41">
      <style:text-properties style:font-name="Arial1" fo:font-size="14pt" fo:font-weight="normal" officeooo:paragraph-rsid="0024c99b" style:font-size-asian="14pt" style:font-weight-asian="normal" style:font-size-complex="14pt" style:font-weight-complex="normal"/>
    </style:style>
    <style:style style:name="P95" style:family="paragraph" style:parent-style-name="Standard" style:list-style-name="L42">
      <style:text-properties style:font-name="Arial1" fo:font-size="14pt" fo:font-weight="normal" officeooo:paragraph-rsid="0024c99b" style:font-size-asian="14pt" style:font-weight-asian="normal" style:font-size-complex="14pt" style:font-weight-complex="normal"/>
    </style:style>
    <style:style style:name="P96" style:family="paragraph" style:parent-style-name="Standard" style:list-style-name="L43">
      <style:text-properties style:font-name="Arial1" fo:font-size="14pt" fo:font-weight="normal" officeooo:paragraph-rsid="0024c99b" style:font-size-asian="14pt" style:font-weight-asian="normal" style:font-size-complex="14pt" style:font-weight-complex="normal"/>
    </style:style>
    <style:style style:name="P97" style:family="paragraph" style:parent-style-name="Standard" style:list-style-name="L44">
      <style:text-properties style:font-name="Arial1" fo:font-size="14pt" fo:font-weight="normal" officeooo:paragraph-rsid="0024c99b" style:font-size-asian="14pt" style:font-weight-asian="normal" style:font-size-complex="14pt" style:font-weight-complex="normal"/>
    </style:style>
    <style:style style:name="P98" style:family="paragraph" style:parent-style-name="Standard">
      <style:text-properties style:font-name="Arial1" fo:font-size="14pt" fo:font-weight="normal" officeooo:paragraph-rsid="002304d6" style:font-size-asian="14pt" style:font-weight-asian="normal" style:font-size-complex="14pt" style:font-weight-complex="normal"/>
    </style:style>
    <style:style style:name="P99" style:family="paragraph" style:parent-style-name="Standard" style:list-style-name="L45">
      <style:text-properties style:font-name="Arial1" fo:font-size="14pt" fo:font-weight="normal" officeooo:paragraph-rsid="002c4a0b" style:font-size-asian="14pt" style:font-weight-asian="normal" style:font-size-complex="14pt" style:font-weight-complex="normal"/>
    </style:style>
    <style:style style:name="P100" style:family="paragraph" style:parent-style-name="Standard">
      <style:text-properties style:font-name="Arial1" fo:font-size="14pt" fo:font-weight="normal" officeooo:paragraph-rsid="002c4a0b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2c4a0b" style:font-size-asian="14pt" style:font-weight-asian="bold" style:font-size-complex="14pt" style:font-weight-complex="bold"/>
    </style:style>
    <style:style style:name="P102" style:family="paragraph" style:parent-style-name="Standard">
      <style:text-properties style:font-name="Arial1" fo:font-size="14pt" fo:font-weight="bold" officeooo:paragraph-rsid="002c4a0b" style:font-size-asian="14pt" style:font-weight-asian="bold" style:font-size-complex="14pt" style:font-weight-complex="bold"/>
    </style:style>
    <style:style style:name="P103" style:family="paragraph" style:parent-style-name="Standard" style:list-style-name="L6">
      <style:text-properties officeooo:paragraph-rsid="000b1eee"/>
    </style:style>
    <style:style style:name="P104" style:family="paragraph" style:parent-style-name="Standard" style:list-style-name="L11">
      <style:paragraph-properties fo:text-align="start" style:justify-single-word="false"/>
      <style:text-properties officeooo:paragraph-rsid="00178403"/>
    </style:style>
    <style:style style:name="P105" style:family="paragraph" style:parent-style-name="Standard" style:list-style-name="L18">
      <style:paragraph-properties fo:text-align="start" style:justify-single-word="false"/>
      <style:text-properties officeooo:paragraph-rsid="00194670"/>
    </style:style>
    <style:style style:name="P106" style:family="paragraph" style:parent-style-name="Standard" style:list-style-name="L22">
      <style:paragraph-properties fo:text-align="start" style:justify-single-word="false"/>
      <style:text-properties officeooo:paragraph-rsid="001b4b6c"/>
    </style:style>
    <style:style style:name="P107" style:family="paragraph" style:parent-style-name="Standard" style:list-style-name="L25">
      <style:paragraph-properties fo:text-align="start" style:justify-single-word="false"/>
      <style:text-properties officeooo:paragraph-rsid="001d478e"/>
    </style:style>
    <style:style style:name="P108" style:family="paragraph" style:parent-style-name="Standard" style:list-style-name="L29">
      <style:paragraph-properties fo:text-align="start" style:justify-single-word="false"/>
      <style:text-properties officeooo:paragraph-rsid="001d9db8"/>
    </style:style>
    <style:style style:name="P109" style:family="paragraph" style:parent-style-name="Standard" style:list-style-name="L34">
      <style:paragraph-properties fo:text-align="start" style:justify-single-word="false"/>
      <style:text-properties officeooo:paragraph-rsid="001fda1d"/>
    </style:style>
    <style:style style:name="P110" style:family="paragraph" style:parent-style-name="Standard" style:list-style-name="L36">
      <style:paragraph-properties fo:text-align="start" style:justify-single-word="false"/>
      <style:text-properties officeooo:paragraph-rsid="001fda1d"/>
    </style:style>
    <style:style style:name="P111" style:family="paragraph" style:parent-style-name="Standard" style:list-style-name="L38">
      <style:paragraph-properties fo:text-align="start" style:justify-single-word="false"/>
      <style:text-properties officeooo:paragraph-rsid="00220282"/>
    </style:style>
    <style:style style:name="P112" style:family="paragraph" style:parent-style-name="Standard" style:list-style-name="L42">
      <style:text-properties officeooo:paragraph-rsid="0024c99b"/>
    </style:style>
    <style:style style:name="P113" style:family="paragraph" style:parent-style-name="Standard" style:list-style-name="L53">
      <style:text-properties officeooo:paragraph-rsid="002c4a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403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1eee"/>
    </style:style>
    <style:style style:name="T5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1" fo:font-size="14pt" fo:font-weight="normal" officeooo:rsid="000b1eee" style:font-size-asian="14pt" style:font-weight-asian="normal" style:font-size-complex="14pt" style:font-weight-complex="normal"/>
    </style:style>
    <style:style style:name="T7" style:family="text">
      <style:text-properties style:font-name="Arial1" fo:font-size="14pt" fo:font-weight="normal" officeooo:rsid="0015a154" style:font-size-asian="14pt" style:font-weight-asian="normal" style:font-size-complex="14pt" style:font-weight-complex="normal"/>
    </style:style>
    <style:style style:name="T8" style:family="text">
      <style:text-properties style:font-name="Arial1" fo:font-size="14pt" fo:font-weight="normal" officeooo:rsid="00178403" style:font-size-asian="14pt" style:font-weight-asian="normal" style:font-size-complex="14pt" style:font-weight-complex="normal"/>
    </style:style>
    <style:style style:name="T9" style:family="text">
      <style:text-properties style:font-name="Arial1" fo:font-size="14pt" fo:font-weight="normal" officeooo:rsid="001b4b6c" style:font-size-asian="14pt" style:font-weight-asian="normal" style:font-size-complex="14pt" style:font-weight-complex="normal"/>
    </style:style>
    <style:style style:name="T10" style:family="text">
      <style:text-properties style:font-name="Arial1" fo:font-size="14pt" fo:font-weight="normal" officeooo:rsid="001d478e" style:font-size-asian="14pt" style:font-weight-asian="normal" style:font-size-complex="14pt" style:font-weight-complex="normal"/>
    </style:style>
    <style:style style:name="T11" style:family="text">
      <style:text-properties style:font-name="Arial1" fo:font-size="14pt" fo:font-weight="normal" officeooo:rsid="001d9db8" style:font-size-asian="14pt" style:font-weight-asian="normal" style:font-size-complex="14pt" style:font-weight-complex="normal"/>
    </style:style>
    <style:style style:name="T12" style:family="text">
      <style:text-properties style:font-name="Arial1" fo:font-size="14pt" fo:font-weight="normal" officeooo:rsid="001fda1d" style:font-size-asian="14pt" style:font-weight-asian="normal" style:font-size-complex="14pt" style:font-weight-complex="normal"/>
    </style:style>
    <style:style style:name="T13" style:family="text">
      <style:text-properties style:font-name="Arial1" fo:font-size="14pt" fo:font-weight="normal" officeooo:rsid="0024c99b" style:font-size-asian="14pt" style:font-weight-asian="normal" style:font-size-complex="14pt" style:font-weight-complex="normal"/>
    </style:style>
    <style:style style:name="T14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Arial1" fo:font-size="14pt" fo:font-weight="bold" officeooo:rsid="0015a154" style:font-size-asian="14pt" style:font-weight-asian="bold" style:font-size-complex="14pt" style:font-weight-complex="bold"/>
    </style:style>
    <style:style style:name="T16" style:family="text">
      <style:text-properties style:font-name="Arial1" fo:font-size="14pt" fo:font-weight="bold" officeooo:rsid="00178403" style:font-size-asian="14pt" style:font-weight-asian="bold" style:font-size-complex="14pt" style:font-weight-complex="bold"/>
    </style:style>
    <style:style style:name="T17" style:family="text">
      <style:text-properties style:font-name="Arial1" fo:font-size="14pt" fo:language="en" fo:country="US" fo:font-weight="normal" officeooo:rsid="000b1eee" style:font-size-asian="14pt" style:font-weight-asian="normal" style:font-size-complex="14pt" style:font-weight-complex="normal"/>
    </style:style>
    <style:style style:name="T18" style:family="text">
      <style:text-properties officeooo:rsid="00194500"/>
    </style:style>
    <style:style style:name="T19" style:family="text">
      <style:text-properties officeooo:rsid="00194670"/>
    </style:style>
    <style:style style:name="T20" style:family="text">
      <style:text-properties officeooo:rsid="001970ce"/>
    </style:style>
    <style:style style:name="T21" style:family="text">
      <style:text-properties officeooo:rsid="001b4b6c"/>
    </style:style>
    <style:style style:name="T22" style:family="text">
      <style:text-properties officeooo:rsid="001d478e"/>
    </style:style>
    <style:style style:name="T23" style:family="text">
      <style:text-properties officeooo:rsid="001d9db8"/>
    </style:style>
    <style:style style:name="T24" style:family="text">
      <style:text-properties officeooo:rsid="001fda1d"/>
    </style:style>
    <style:style style:name="T25" style:family="text">
      <style:text-properties officeooo:rsid="0024c99b"/>
    </style:style>
    <style:style style:name="T26" style:family="text">
      <style:text-properties officeooo:rsid="00261c5b"/>
    </style:style>
    <style:style style:name="T27" style:family="text">
      <style:text-properties officeooo:rsid="002c4a0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.06.25</text:p>
      <text:p text:style-name="P23"/>
      <text:p text:style-name="P23">Ситуация:</text:p>
      <text:list text:style-name="L1">
        <text:list-item>
          <text:p text:style-name="P53">После изменения файла /etc/systemd/logind.conf и перезапуска службы получил чёрный экран — система не загружала графическую оболочку.</text:p>
        </text:list-item>
      </text:list>
      <text:p text:style-name="P23">Действия:</text:p>
      <text:list text:style-name="L2">
        <text:list-item>
          <text:p text:style-name="P54">Перешёл в tty-терминал (Ctrl + Alt + F5<text:span text:style-name="T4">(hp)</text:span>)<text:span text:style-name="T4">(F3-F6)</text:span></text:p>
        </text:list-item>
        <text:list-item>
          <text:p text:style-name="P55">Открыл файл через <text:span text:style-name="T3">nano (nano /etc/systemd/logind.conf)</text:span></text:p>
        </text:list-item>
        <text:list-item>
          <text:p text:style-name="P54">Восстановил настройки файла.</text:p>
        </text:list-item>
        <text:list-item>
          <text:p text:style-name="P54">Перезапустил службу и систему, графика вернулась.</text:p>
        </text:list-item>
      </text:list>
      <text:p text:style-name="P23">Вывод:</text:p>
      <text:list text:style-name="L3">
        <text:list-item>
          <text:p text:style-name="P56">tty — надёжный способ восстановления, если графика "упала".</text:p>
        </text:list-item>
      </text:list>
      <text:p text:style-name="P2">Дополнение:</text:p>
      <text:list text:style-name="L4">
        <text:list-item>
          <text:p text:style-name="P57">Перезапуска службы делать не нужно, ломается графика, нужно делать перезапуск всей системы <text:span text:style-name="T2">sudo reboot</text:span></text:p>
        </text:list-item>
      </text:list>
      <text:p text:style-name="P2"/>
      <text:p text:style-name="P2">-------------------------------------------------------------------------------------------------------</text:p>
      <text:p text:style-name="P32"/>
      <text:p text:style-name="P1">21.06.25</text:p>
      <text:p text:style-name="P23"/>
      <text:p text:style-name="P23">Тема:</text:p>
      <text:list text:style-name="L5">
        <text:list-item>
          <text:p text:style-name="P58">Установка локальных .deb-пакетов через терминал (на примере Google Chrome).</text:p>
        </text:list-item>
      </text:list>
      <text:p text:style-name="P23">Шаги:</text:p>
      <text:list text:style-name="L6">
        <text:list-item>
          <text:p text:style-name="P103"><text:span text:style-name="T5">cd ~/Downloads — переход в папку загрузок (</text:span><text:span text:style-name="T14">~/</text:span><text:span text:style-name="T5"> - домашний каталог).</text:span></text:p>
        </text:list-item>
        <text:list-item>
          <text:p text:style-name="P103"><text:span text:style-name="T14">ls</text:span><text:span text:style-name="T5"> google-chrome*.deb — убедиться, что файл есть.</text:span></text:p>
        </text:list-item>
        <text:list-item>
          <text:p text:style-name="P103"><text:span text:style-name="T5">sudo apt install ./google-chrome-stable_current_amd64.deb — установка файла.</text:span><text:span text:style-name="T17">(</text:span><text:span text:style-name="T14">./</text:span><text:span text:style-name="T5"> - указывает apt на файл в текущей папке, а не </text:span><text:span text:style-name="T6">поиск </text:span><text:span text:style-name="T5">в репозитории.</text:span><text:span text:style-name="T6">)</text:span></text:p>
        </text:list-item>
      </text:list>
      <text:p text:style-name="P2">Комментарий:</text:p>
      <text:list text:style-name="L7">
        <text:list-item>
          <text:p text:style-name="P59">./ всегда нужен для установки локальных пакетов.</text:p>
        </text:list-item>
        <text:list-item>
          <text:p text:style-name="P59">~/Downloads — быстрая команда для перехода в загрузки пользователя.</text:p>
        </text:list-item>
      </text:list>
      <text:p text:style-name="P46"><text:span text:style-name="T5"/></text:p>
      <text:p text:style-name="P2">-------------------------------------------------------------------------------------------------------</text:p>
      <text:p text:style-name="P46"><text:span text:style-name="T14"/></text:p>
      <text:p text:style-name="P3">26.06.25</text:p>
      <text:p text:style-name="P3"/>
      <text:p text:style-name="P4">Тема:</text:p>
      <text:list text:style-name="L8">
        <text:list-item>
          <text:p text:style-name="P60">Полезные горячие клавиши VirtualBox</text:p>
        </text:list-item>
      </text:list>
      <text:p text:style-name="P47"><text:span text:style-name="T7"><text:line-break/>Host Key — по умолчанию это Right Ctrl (Правая Ctrl), если не </text:span><text:soft-page-break/><text:span text:style-name="T7">переопределено в настройках.<text:line-break/></text:span><text:span text:style-name="T15">Основные комбинации:</text:span></text:p>
      <text:list text:style-name="L9">
        <text:list-item>
          <text:p text:style-name="P61">Host Key + Q — открыть окно завершения работы виртуальной машины<text:line-break/>(можно выбрать Save State, Power Off, Send the shutdown signal)</text:p>
        </text:list-item>
        <text:list-item>
          <text:p text:style-name="P61">Host Key + F — переход в/из полноэкранного режима<text:line-break/>(Full screen mode)</text:p>
        </text:list-item>
        <text:list-item>
          <text:p text:style-name="P61">Host Key + L — захват мыши<text:line-break/>(Mouse integration toggle)</text:p>
        </text:list-item>
        <text:list-item>
          <text:p text:style-name="P61">Host Key + C — переключение режима масштабирования<text:line-break/>(Scaled mode)</text:p>
        </text:list-item>
        <text:list-item>
          <text:p text:style-name="P61">Host Key + Home — открыть виртуальное меню управления (VirtualBox menu bar)<text:line-break/>(удобно в полноэкранном режиме)</text:p>
        </text:list-item>
        <text:list-item>
          <text:p text:style-name="P61">Host Key (нажать один раз) — “освободить” мышь и клавиатуру из виртуальной машины обратно в основную ОС</text:p>
        </text:list-item>
      </text:list>
      <text:p text:style-name="P33"/>
      <text:p text:style-name="P5">-------------------------------------------------------------------------------------------------------</text:p>
      <text:p text:style-name="P6"/>
      <text:p text:style-name="P6">28.06.25</text:p>
      <text:p text:style-name="P34"/>
      <text:p text:style-name="P14">Тема:</text:p>
      <text:list text:style-name="L10">
        <text:list-item>
          <text:p text:style-name="P62">Проверка и настройка гибернации в Linux</text:p>
        </text:list-item>
      </text:list>
      <text:p text:style-name="P34"/>
      <text:p text:style-name="P14">Порядок действий:</text:p>
      <text:list text:style-name="L11">
        <text:list-item>
          <text:p text:style-name="P63">Убедиться, что swap ≥ RAM:</text:p>
        </text:list-item>
        <text:list-item>
          <text:p text:style-name="P63">bash:</text:p>
          <text:list>
            <text:list-item>
              <text:p text:style-name="P63">swapon —show</text:p>
            </text:list-item>
            <text:list-item>
              <text:p text:style-name="P63">free -h</text:p>
            </text:list-item>
          </text:list>
        </text:list-item>
        <text:list-item>
          <text:p text:style-name="P63">Проверить наличие и правильность параметра resume:</text:p>
          <text:list>
            <text:list-item>
              <text:p text:style-name="P63">bash:</text:p>
              <text:list>
                <text:list-item>
                  <text:p text:style-name="P63">cat /proc/cmdline(должен быть resume=UUID=…)</text:p>
                </text:list-item>
              </text:list>
            </text:list-item>
          </text:list>
        </text:list-item>
        <text:list-item>
          <text:p text:style-name="P63">Проверить наличие swap в fstab:</text:p>
          <text:list>
            <text:list-item>
              <text:p text:style-name="P63">bash</text:p>
              <text:list>
                <text:list-item>
                  <text:p text:style-name="P63">/swap.img none swap sw 0 0</text:p>
                </text:list-item>
              </text:list>
            </text:list-item>
          </text:list>
        </text:list-item>
        <text:list-item>
          <text:p text:style-name="P104"><text:span text:style-name="T16">Ключевой шаг</text:span><text:span text:style-name="T8"> — посмотреть, поддерживает ли система гибернацию:</text:span></text:p>
          <text:list>
            <text:list-item>
              <text:p text:style-name="P63">bash</text:p>
              <text:list>
                <text:list-item>
                  <text:p text:style-name="P104"><text:span text:style-name="T8">cat /sys/power/state - Если в выводе есть </text:span><text:span text:style-name="T16">disk</text:span><text:span text:style-name="T8"> — гибернация поддерживается.Если только freeze mem — гибернация невозможна в текущем окружении.</text:span></text:p>
                </text:list-item>
              </text:list>
            </text:list-item>
          </text:list>
        </text:list-item>
        <text:list-item>
          <text:p text:style-name="P63">Если “disk” отсутствует:</text:p>
          <text:list>
            <text:list-item>
              <text:p text:style-name="P63">Проверяю настройки BIOS/UEFI (ACPI, Sleep State, Hibernate, Secure Boot).</text:p>
            </text:list-item>
            <text:list-item>
              <text:p text:style-name="P63">Могу попробовать другое ядро или дистрибутив.</text:p>
            </text:list-item>
            <text:list-item>
              <text:p text:style-name="P63"><text:soft-page-break/>В крайнем случае, использую только режим Sleep (suspend) или Hybrid-sleep.</text:p>
            </text:list-item>
          </text:list>
        </text:list-item>
      </text:list>
      <text:p text:style-name="P48"><text:span text:style-name="T8"/></text:p>
      <text:p text:style-name="P14">Вывод:</text:p>
      <text:list text:style-name="L12">
        <text:list-item>
          <text:p text:style-name="P64">Гибернация в Linux работает только если ядро и железо поддерживают режим “disk”.</text:p>
        </text:list-item>
        <text:list-item>
          <text:p text:style-name="P64">Если его нет — настройка невозможна ни через swap, ни через grub.</text:p>
        </text:list-item>
      </text:list>
      <text:p text:style-name="P34"/>
      <text:p text:style-name="P24">-------------------------------------------------------------------------------------------------------</text:p>
      <text:p text:style-name="P7"/>
      <text:p text:style-name="P7"><text:span text:style-name="T18">30</text:span>.06.25</text:p>
      <text:p text:style-name="P15"/>
      <text:p text:style-name="P15">Тема:</text:p>
      <text:list text:style-name="L13">
        <text:list-item>
          <text:p text:style-name="P65">Организация файлов VPN-клиента в Linux</text:p>
        </text:list-item>
      </text:list>
      <text:p text:style-name="P14">Задача:</text:p>
      <text:list text:style-name="L14">
        <text:list-item>
          <text:p text:style-name="P66">Навести порядок в домашней директории, скрыть чувствительные файлы OpenVPN-клиента (ключи, конфиги).</text:p>
        </text:list-item>
      </text:list>
      <text:p text:style-name="P15">Действия:</text:p>
      <text:list text:style-name="L15">
        <text:list-item>
          <text:p text:style-name="P67">Создал скрытую папку для ключей и конфигов VPN:</text:p>
        </text:list-item>
        <text:list-item>
          <text:p text:style-name="P67">bash</text:p>
          <text:list>
            <text:list-item>
              <text:p text:style-name="P67">mkdir ~/.vpn</text:p>
            </text:list-item>
            <text:list-item>
              <text:p text:style-name="P67">mv ~/client.conf ~/client.key ~/client.pub ~/.vpn/</text:p>
            </text:list-item>
          </text:list>
        </text:list-item>
        <text:list-item>
          <text:p text:style-name="P67">Теперь все ключи и конфиги хранятся в ~/.vpn (начало с точки делает папку скрытой).</text:p>
        </text:list-item>
        <text:list-item>
          <text:p text:style-name="P67">В файловом менеджере для отображения скрытых файлов и папок используешь сочетание клавиш Ctrl+H.</text:p>
        </text:list-item>
      </text:list>
      <text:p text:style-name="P49"><text:span text:style-name="T8"/></text:p>
      <text:p text:style-name="P24">-------------------------------------------------------------------------------------------------------</text:p>
      <text:p text:style-name="P7"/>
      <text:p text:style-name="P7"><text:span text:style-name="T19">03.07</text:span>.25</text:p>
      <text:p text:style-name="P15"/>
      <text:p text:style-name="P15">Тема:</text:p>
      <text:list text:style-name="L16">
        <text:list-item>
          <text:p text:style-name="P68">Базовые команды tmux (управление терминальными сессиями)</text:p>
        </text:list-item>
      </text:list>
      <text:p text:style-name="P15"/>
      <text:p text:style-name="P15">Описание:</text:p>
      <text:list text:style-name="L17">
        <text:list-item>
          <text:p text:style-name="P69">tmux — это менеджер терминальных сессий. Позволяет запускать несколько окон и панелей в одном терминале, отсоединяться и возвращаться к ним, работать с сервером без риска потерять сессию.</text:p>
        </text:list-item>
      </text:list>
      <text:p text:style-name="P35"/>
      <text:p text:style-name="P15">Основные команды tmux:</text:p>
      <text:list text:style-name="L18">
        <text:list-item>
          <text:p text:style-name="P70">Запустить новую сессию:</text:p>
          <text:list>
            <text:list-item>
              <text:p text:style-name="P70">tmux или с именем: tmux new -s имя</text:p>
            </text:list-item>
          </text:list>
        </text:list-item>
        <text:list-item>
          <text:p text:style-name="P70">Показать список сессий:</text:p>
          <text:list>
            <text:list-item>
              <text:p text:style-name="P105"><text:soft-page-break/><text:span text:style-name="T8">tmux ls</text:span></text:p>
            </text:list-item>
          </text:list>
        </text:list-item>
        <text:list-item>
          <text:p text:style-name="P70">Подключиться к сессии:</text:p>
          <text:list>
            <text:list-item>
              <text:p text:style-name="P70">tmux attach -t имя</text:p>
            </text:list-item>
          </text:list>
        </text:list-item>
        <text:list-item>
          <text:p text:style-name="P70">Отключиться от сессии (оставить процессы работать):</text:p>
          <text:list>
            <text:list-item>
              <text:p text:style-name="P70">Нажать Ctrl+b, затем d</text:p>
            </text:list-item>
          </text:list>
        </text:list-item>
        <text:list-item>
          <text:p text:style-name="P70">Закрыть сессию:</text:p>
          <text:list>
            <text:list-item>
              <text:p text:style-name="P70">Внутри tmux — набрать exit или закрыть все окна</text:p>
            </text:list-item>
          </text:list>
        </text:list-item>
        <text:list-item>
          <text:p text:style-name="P70">Управление окнами и панелями:</text:p>
          <text:list>
            <text:list-item>
              <text:p text:style-name="P70">Новое окно: Ctrl+b, затем c</text:p>
            </text:list-item>
          </text:list>
        </text:list-item>
        <text:list-item>
          <text:p text:style-name="P70">Переключение между окнами:</text:p>
          <text:list>
            <text:list-item>
              <text:p text:style-name="P70">Ctrl+b, затем n (next) / p (prev) или Ctrl+b, затем номер окна (1, 2, 3…)</text:p>
            </text:list-item>
          </text:list>
        </text:list-item>
        <text:list-item>
          <text:p text:style-name="P70">Переименовать окно:</text:p>
          <text:list>
            <text:list-item>
              <text:p text:style-name="P70">Ctrl+b, затем ,</text:p>
            </text:list-item>
          </text:list>
        </text:list-item>
        <text:list-item>
          <text:p text:style-name="P70">Разделить окно по горизонтали:</text:p>
          <text:list>
            <text:list-item>
              <text:p text:style-name="P70">Ctrl+b, затем "</text:p>
            </text:list-item>
          </text:list>
        </text:list-item>
        <text:list-item>
          <text:p text:style-name="P70">Разделить окно по вертикали:</text:p>
          <text:list>
            <text:list-item>
              <text:p text:style-name="P70">Ctrl+b, затем %</text:p>
            </text:list-item>
          </text:list>
        </text:list-item>
        <text:list-item>
          <text:p text:style-name="P70">Переключаться между панелями:</text:p>
          <text:list>
            <text:list-item>
              <text:p text:style-name="P70">Ctrl+b, затем стрелка (←, →, ↑, ↓)</text:p>
            </text:list-item>
          </text:list>
        </text:list-item>
        <text:list-item>
          <text:p text:style-name="P70">Закрыть панель:</text:p>
          <text:list>
            <text:list-item>
              <text:p text:style-name="P70">Ctrl+d или командой exit</text:p>
            </text:list-item>
          </text:list>
        </text:list-item>
      </text:list>
      <text:p text:style-name="P16">Полезное:</text:p>
      <text:list text:style-name="L19">
        <text:list-item>
          <text:p text:style-name="P71">Список всех горячих клавиш:</text:p>
          <text:list>
            <text:list-item>
              <text:p text:style-name="P71">Ctrl+b затем ?</text:p>
            </text:list-item>
          </text:list>
        </text:list-item>
        <text:list-item>
          <text:p text:style-name="P71">Показать список окон:</text:p>
          <text:list>
            <text:list-item>
              <text:p text:style-name="P71">Ctrl+b затем w</text:p>
            </text:list-item>
          </text:list>
        </text:list-item>
      </text:list>
      <text:p text:style-name="P15">Комментарий:</text:p>
      <text:list text:style-name="L20">
        <text:list-item>
          <text:p text:style-name="P72">tmux незаменим для работы на сервере — можно запускать долгие процессы, не боясь разрыва ssh, переключаться между задачами, держать несколько терминалов в одном окне.</text:p>
        </text:list-item>
      </text:list>
      <text:p text:style-name="P49"><text:span text:style-name="T8"/></text:p>
      <text:p text:style-name="P25">-------------------------------------------------------------------------------------------------------</text:p>
      <text:p text:style-name="P8"/>
      <text:p text:style-name="P8"><text:span text:style-name="T20">10.07</text:span>.25</text:p>
      <text:p text:style-name="P16"/>
      <text:p text:style-name="P16">Тема:</text:p>
      <text:list text:style-name="L21">
        <text:list-item>
          <text:p text:style-name="P73">Карта прохождения файла по сети (7 уровней OSI) и короткий алгоритм диагностики.</text:p>
        </text:list-item>
      </text:list>
      <text:p text:style-name="P17">Описание:</text:p>
      <text:list text:continue-numbering="true" text:style-name="L21">
        <text:list-item>
          <text:p text:style-name="P74">Что происходит на каждом уровне, пока файл идёт от сервера к клиенту, и какая «самая быстрая» команда помогает локализовать проблему.</text:p>
        </text:list-item>
      </text:list>
      <text:p text:style-name="P36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37">Уровень</text:p>
          </table:table-cell>
          <table:table-cell table:style-name="Table1.A1" office:value-type="string">
            <text:p text:style-name="P37">Что происходит</text:p>
          </table:table-cell>
          <table:table-cell table:style-name="Table1.C1" office:value-type="string">
            <text:p text:style-name="P37">Быстрая проверка</text:p>
          </table:table-cell>
        </table:table-row>
        <table:table-row>
          <table:table-cell table:style-name="Table1.A2" office:value-type="string">
            <text:p text:style-name="P44">7<text:span text:style-name="T20">)</text:span> Application</text:p>
          </table:table-cell>
          <table:table-cell table:style-name="Table1.A2" office:value-type="string">
            <text:p text:style-name="P44">Сервер даёт HTTP/FTP ответ (200 OK, 404…).</text:p>
          </table:table-cell>
          <table:table-cell table:style-name="Table1.C2" office:value-type="string">
            <text:p text:style-name="P45">`curl -I https://site/file.iso` — смотри код; 4xx/5xx → логи сервиса.</text:p>
          </table:table-cell>
        </table:table-row>
        <table:table-row>
          <table:table-cell table:style-name="Table1.A2" office:value-type="string">
            <text:p text:style-name="P44">6<text:span text:style-name="T20">)</text:span> Presentation</text:p>
          </table:table-cell>
          <table:table-cell table:style-name="Table1.A2" office:value-type="string">
            <text:p text:style-name="P44">Шифрование TLS, сжатие gzip.</text:p>
          </table:table-cell>
          <table:table-cell table:style-name="Table1.C2" office:value-type="string">
            <text:p text:style-name="P45">Браузер жалуется “certificate expired” → продлить TLS / цепочку.</text:p>
          </table:table-cell>
        </table:table-row>
        <table:table-row>
          <table:table-cell table:style-name="Table1.A2" office:value-type="string">
            <text:p text:style-name="P44">5<text:span text:style-name="T20">)</text:span> Session</text:p>
          </table:table-cell>
          <table:table-cell table:style-name="Table1.A2" office:value-type="string">
            <text:p text:style-name="P38">Держится сеанс, возможен Resume.</text:p>
          </table:table-cell>
          <table:table-cell table:style-name="Table1.C2" office:value-type="string">
            <text:p text:style-name="P38">Загрузка рвётся → включить Resume или `wget -c URL`. </text:p>
          </table:table-cell>
        </table:table-row>
        <table:table-row>
          <table:table-cell table:style-name="Table1.A2" office:value-type="string">
            <text:p text:style-name="P37">4<text:span text:style-name="T20">)</text:span> Transport</text:p>
          </table:table-cell>
          <table:table-cell table:style-name="Table1.A2" office:value-type="string">
            <text:p text:style-name="P38">TCP/UDP дробят данные на сегменты.</text:p>
          </table:table-cell>
          <table:table-cell table:style-name="Table1.C2" office:value-type="string">
            <text:p text:style-name="P38">`nc -zv host 443` (или `telnet`) — порт слушает? Нет → firewall/service.</text:p>
          </table:table-cell>
        </table:table-row>
        <table:table-row>
          <table:table-cell table:style-name="Table1.A2" office:value-type="string">
            <text:p text:style-name="P37">3<text:span text:style-name="T20">)</text:span> Network</text:p>
          </table:table-cell>
          <table:table-cell table:style-name="Table1.A2" office:value-type="string">
            <text:p text:style-name="P38">Пакеты идут через роутеры (IP-маршрут). </text:p>
          </table:table-cell>
          <table:table-cell table:style-name="Table1.C2" office:value-type="string">
            <text:p text:style-name="P38">ping 8.8.8.8`, `traceroute 8.8.8.8` — где обрыв?</text:p>
          </table:table-cell>
        </table:table-row>
        <table:table-row table:style-name="Table1.7">
          <table:table-cell table:style-name="Table1.A2" office:value-type="string">
            <text:p text:style-name="P37">2<text:span text:style-name="T20">)</text:span> Data-Link</text:p>
          </table:table-cell>
          <table:table-cell table:style-name="Table1.A2" office:value-type="string">
            <text:p text:style-name="P38">Свитч гонит кадры по MAC, VLAN.</text:p>
          </table:table-cell>
          <table:table-cell table:style-name="Table1.C2" office:value-type="string">
            <text:p text:style-name="P38">`arp -a` — нет MAC? VLAN/порт down, петля.</text:p>
          </table:table-cell>
        </table:table-row>
        <table:table-row>
          <table:table-cell table:style-name="Table1.A2" office:value-type="string">
            <text:p text:style-name="P37">1<text:span text:style-name="T20">)</text:span> Physical </text:p>
          </table:table-cell>
          <table:table-cell table:style-name="Table1.A2" office:value-type="string">
            <text:p text:style-name="P38">Биты по кабелю / Wi-Fi.</text:p>
          </table:table-cell>
          <table:table-cell table:style-name="Table1.C2" office:value-type="string">
            <text:p text:style-name="P38">Линк-LED не горит → сменить патч-корд, проверить SFP/Wi-Fi-канал.</text:p>
          </table:table-cell>
        </table:table-row>
      </table:table>
      <text:list xml:id="list193052766675957" text:continue-numbering="true" text:style-name="L21">
        <text:list-header>
          <text:p text:style-name="P74"/>
        </text:list-header>
      </text:list>
      <text:p text:style-name="P38"><text:span text:style-name="T1">Алгоритм диагностики «снизу вверх»</text:span>:</text:p>
      <text:list text:style-name="L22">
        <text:list-item>
          <text:p text:style-name="P106"><text:span text:style-name="T9">1) </text:span><text:span text:style-name="T8">Есть ли сигнал? <text:s/>— кабель / радио. <text:s/></text:span></text:p>
        </text:list-item>
        <text:list-item>
          <text:p text:style-name="P106"><text:span text:style-name="T9">2) </text:span><text:span text:style-name="T8">Видит ли MAC? <text:s text:c="2"/>— свитч / VLAN. <text:s/></text:span></text:p>
        </text:list-item>
      </text:list>
      <text:list text:continue-list="list193052766675957" text:style-name="L21">
        <text:list-item>
          <text:p text:style-name="P74"><text:span text:style-name="T21">3) </text:span>Пингуется IP? <text:s text:c="2"/>— маршрут / роутер. <text:s/></text:p>
        </text:list-item>
        <text:list-item>
          <text:p text:style-name="P74"><text:span text:style-name="T21">4) </text:span>Открыт ли порт? — firewall / служба. <text:s/></text:p>
        </text:list-item>
        <text:list-item>
          <text:p text:style-name="P74"><text:span text:style-name="T21">5) </text:span>Держится сеанс? — keep-alive / тайм-аут. <text:s/></text:p>
        </text:list-item>
        <text:list-item>
          <text:p text:style-name="P74"><text:span text:style-name="T21">6) </text:span>Проходит TLS/кодировка? <text:s/></text:p>
        </text:list-item>
        <text:list-item>
          <text:p text:style-name="P74"><text:span text:style-name="T21">7) </text:span>Приложение даёт правильный ответ?</text:p>
        </text:list-item>
      </text:list>
      <text:p text:style-name="P36"/>
      <text:p text:style-name="P26">-------------------------------------------------------------------------------------------------------</text:p>
      <text:p text:style-name="P9"/>
      <text:p text:style-name="P9"><text:span text:style-name="T22">22</text:span><text:span text:style-name="T20">.07</text:span>.25</text:p>
      <text:p text:style-name="P18"/>
      <text:p text:style-name="P18">Тема:</text:p>
      <text:list text:style-name="L23">
        <text:list-item>
          <text:p text:style-name="P75">Итоговый конспект по управлению пользователями, группами и правами в Linux (Lab mini-Project)</text:p>
        </text:list-item>
      </text:list>
      <text:p text:style-name="P50"><text:soft-page-break/><text:span text:style-name="T16">Задание:</text:span></text:p>
      <text:list text:style-name="L24">
        <text:list-item>
          <text:p text:style-name="P76">Создать три группы: group1, group2, shared (у shared GID 9999)</text:p>
        </text:list-item>
        <text:list-item>
          <text:p text:style-name="P76">Создать двух пользователей:</text:p>
          <text:list>
            <text:list-item>
              <text:p text:style-name="P76">user1 (UID 1001, primary group: group1),</text:p>
            </text:list-item>
            <text:list-item>
              <text:p text:style-name="P76">user2 (UID 1002, primary group: group2)</text:p>
            </text:list-item>
          </text:list>
        </text:list-item>
        <text:list-item>
          <text:p text:style-name="P76">Добавить обоих пользователей в группу shared</text:p>
        </text:list-item>
        <text:list-item>
          <text:p text:style-name="P76">Создать файл /tmp/test от имени user1 с содержимым “Hello”</text:p>
        </text:list-item>
        <text:list-item>
          <text:p text:style-name="P76">Убрать публичные права на чтение (chmod 640 /tmp/test)</text:p>
        </text:list-item>
        <text:list-item>
          <text:p text:style-name="P76">Проверить: user2 не может читать файл</text:p>
        </text:list-item>
        <text:list-item>
          <text:p text:style-name="P76">Сменить группу файла на shared</text:p>
        </text:list-item>
        <text:list-item>
          <text:p text:style-name="P76">Проверить: user2 теперь может читать файл</text:p>
        </text:list-item>
        <text:list-item>
          <text:p text:style-name="P76">Удалить пользователей и группы</text:p>
        </text:list-item>
      </text:list>
      <text:p text:style-name="P36"/>
      <text:p text:style-name="P18">Шаги:</text:p>
      <text:list text:style-name="L25">
        <text:list-item>
          <text:p text:style-name="P77">Создание групп</text:p>
          <text:list>
            <text:list-item>
              <text:p text:style-name="P77">sudo groupadd group1</text:p>
            </text:list-item>
            <text:list-item>
              <text:p text:style-name="P77">sudo groupadd group2</text:p>
            </text:list-item>
            <text:list-item>
              <text:p text:style-name="P77">sudo groupadd -g 9999 shared</text:p>
            </text:list-item>
          </text:list>
        </text:list-item>
        <text:list-item>
          <text:p text:style-name="P77">Создание пользователей с нужными UID и группой</text:p>
          <text:list>
            <text:list-item>
              <text:p text:style-name="P77">sudo useradd -u 1001 -g group1 user1</text:p>
            </text:list-item>
            <text:list-item>
              <text:p text:style-name="P77">sudo useradd -u 1002 -g group2 user2</text:p>
            </text:list-item>
            <text:list-item>
              <text:p text:style-name="P77">sudo passwd user1</text:p>
            </text:list-item>
            <text:list-item>
              <text:p text:style-name="P77">sudo passwd user2</text:p>
            </text:list-item>
          </text:list>
        </text:list-item>
        <text:list-item>
          <text:p text:style-name="P77">Добавление пользователей в группу shared</text:p>
          <text:list>
            <text:list-item>
              <text:p text:style-name="P107"><text:span text:style-name="T8">sudo usermod -aG shared user</text:span><text:span text:style-name="T10">1</text:span></text:p>
            </text:list-item>
            <text:list-item>
              <text:p text:style-name="P77">sudo usermod -aG shared user2</text:p>
            </text:list-item>
          </text:list>
        </text:list-item>
        <text:list-item>
          <text:p text:style-name="P77">Проверка принадлежности к группам</text:p>
          <text:list>
            <text:list-item>
              <text:p text:style-name="P77">id user1</text:p>
            </text:list-item>
            <text:list-item>
              <text:p text:style-name="P77">id user2</text:p>
            </text:list-item>
          </text:list>
        </text:list-item>
        <text:list-item>
          <text:p text:style-name="P77">Создание файла /tmp/test с “Hello” и назначение user1 владельцем</text:p>
          <text:list>
            <text:list-item>
              <text:p text:style-name="P77">touch /tmp/test</text:p>
            </text:list-item>
            <text:list-item>
              <text:p text:style-name="P77">echo Hello &gt; /tmp/test</text:p>
            </text:list-item>
            <text:list-item>
              <text:p text:style-name="P77">sudo chown user1 /tmp/test</text:p>
            </text:list-item>
            <text:list-item>
              <text:p text:style-name="P107"><text:span text:style-name="T16">или если сразу создать от имени user1</text:span><text:span text:style-name="T8">:</text:span></text:p>
              <text:list>
                <text:list-item>
                  <text:p text:style-name="P77">sudo -u user1 bash -c 'echo Hello &gt; /tmp/test'</text:p>
                </text:list-item>
              </text:list>
            </text:list-item>
          </text:list>
        </text:list-item>
        <text:list-item>
          <text:p text:style-name="P77">Убрать публичные права на файл</text:p>
          <text:list>
            <text:list-item>
              <text:p text:style-name="P77">sudo chmod 640 /tmp/test</text:p>
            </text:list-item>
            <text:list-item>
              <text:p text:style-name="P77">ls -l /tmp/test</text:p>
            </text:list-item>
            <text:list-item>
              <text:p text:style-name="P77">Теперь файл виден только владельцу (user1) и группе (group1)</text:p>
            </text:list-item>
          </text:list>
        </text:list-item>
        <text:list-item>
          <text:p text:style-name="P77">Попытка чтения от user2 (не должен иметь доступа)</text:p>
          <text:list>
            <text:list-item>
              <text:p text:style-name="P77">su - user2 -c 'cat /tmp/test'</text:p>
            </text:list-item>
            <text:list-item>
              <text:p text:style-name="P77">sudo -u user2 cat /tmp/test</text:p>
            </text:list-item>
            <text:list-item>
              <text:p text:style-name="P77">Ожидаемая ошибка: Permission denied</text:p>
            </text:list-item>
          </text:list>
        </text:list-item>
        <text:list-item>
          <text:p text:style-name="P77">Смена группы файла на shared</text:p>
          <text:list>
            <text:list-item>
              <text:p text:style-name="P77">sudo chown user1:shared /tmp/test</text:p>
            </text:list-item>
          </text:list>
        </text:list-item>
        <text:list-item>
          <text:p text:style-name="P107"><text:soft-page-break/><text:span text:style-name="T8">Проверка доступа для user2 (доступ теперь есть)</text:span></text:p>
          <text:list>
            <text:list-item>
              <text:p text:style-name="P77">sudo -u user2 cat /tmp/test</text:p>
            </text:list-item>
            <text:list-item>
              <text:p text:style-name="P77">Выведет: Hello</text:p>
            </text:list-item>
          </text:list>
        </text:list-item>
        <text:list-item>
          <text:p text:style-name="P77">Удаление пользователей и групп</text:p>
        </text:list-item>
        <text:list-item>
          <text:p text:style-name="P77">sudo userdel user1</text:p>
        </text:list-item>
        <text:list-item>
          <text:p text:style-name="P77">sudo userdel user2</text:p>
        </text:list-item>
        <text:list-item>
          <text:p text:style-name="P77">sudo groupdel group1</text:p>
        </text:list-item>
        <text:list-item>
          <text:p text:style-name="P77">sudo groupdel group2</text:p>
        </text:list-item>
        <text:list-item>
          <text:p text:style-name="P77">sudo groupdel shared</text:p>
        </text:list-item>
        <text:list-item>
          <text:p text:style-name="P77">Если не удаётся удалить группу — проверь, что ни один пользователь больше не использует её как primary group.</text:p>
        </text:list-item>
      </text:list>
      <text:p text:style-name="P36"/>
      <text:p text:style-name="P18">Best Practice (рекомендуемые способы)</text:p>
      <text:list text:style-name="L26">
        <text:list-item>
          <text:p text:style-name="P78">Для массовых административных действий удобно использовать root-сессию:</text:p>
          <text:list>
            <text:list-item>
              <text:p text:style-name="P78">sudo -i</text:p>
            </text:list-item>
          </text:list>
        </text:list-item>
        <text:list-item>
          <text:p text:style-name="P78">После окончания всегда делай exit для возврата к обычному пользователю.</text:p>
        </text:list-item>
        <text:list-item>
          <text:p text:style-name="P78">Для создания файла сразу от нужного пользователя используем:</text:p>
          <text:list>
            <text:list-item>
              <text:p text:style-name="P78">sudo -u user1 bash -c 'echo Hello &gt; /tmp/test'</text:p>
            </text:list-item>
          </text:list>
        </text:list-item>
        <text:list-item>
          <text:p text:style-name="P78">Для проверки прав всегда используем ls -l файл и id username</text:p>
        </text:list-item>
        <text:list-item>
          <text:p text:style-name="P78">Для выполнения команд от имени пользователя:</text:p>
          <text:list>
            <text:list-item>
              <text:p text:style-name="P78">Через sudo -u имя_пользователя команда</text:p>
            </text:list-item>
            <text:list-item>
              <text:p text:style-name="P78">Или через su - имя_пользователя -c 'команда'</text:p>
            </text:list-item>
          </text:list>
        </text:list-item>
        <text:list-item>
          <text:p text:style-name="P78">Права доступа:</text:p>
          <text:list>
            <text:list-item>
              <text:p text:style-name="P78">chmod 640 — только владелец (rw-) и группа (r--)</text:p>
            </text:list-item>
          </text:list>
        </text:list-item>
        <text:list-item>
          <text:p text:style-name="P78">Если хочешь дать доступ через группу — файл должен принадлежать нужной группе, а пользователь — входить в неё</text:p>
        </text:list-item>
      </text:list>
      <text:p text:style-name="P39"/>
      <text:p text:style-name="P27">-------------------------------------------------------------------------------------------------------</text:p>
      <text:p text:style-name="P10"/>
      <text:p text:style-name="P10"><text:span text:style-name="T23">25</text:span><text:span text:style-name="T20">.07</text:span>.25</text:p>
      <text:p text:style-name="P19">Тема:</text:p>
      <text:list text:style-name="L27">
        <text:list-item>
          <text:p text:style-name="P79">Практика управления правами и доступом к файлам в Linux (Lab: File Permissions)</text:p>
        </text:list-item>
      </text:list>
      <text:p text:style-name="P39"/>
      <text:p text:style-name="P19">Ситуация:</text:p>
      <text:list text:style-name="L28">
        <text:list-item>
          <text:p text:style-name="P80">Отрабатываем работу с пользователями, группами и правами на практике.</text:p>
        </text:list-item>
        <text:list-item>
          <text:p text:style-name="P80">Задания строятся поэтапно: даём доступ только на просмотр, потом на изменение, потом детально разбираем права файлов.</text:p>
        </text:list-item>
      </text:list>
      <text:p text:style-name="P39"/>
      <text:p text:style-name="P19">Шаги и действия:</text:p>
      <text:list text:style-name="L29">
        <text:list-item>
          <text:p text:style-name="P81">Создание пользователей</text:p>
          <text:list>
            <text:list-item>
              <text:p text:style-name="P81">sudo useradd user1</text:p>
            </text:list-item>
            <text:list-item>
              <text:p text:style-name="P108"><text:soft-page-break/><text:span text:style-name="T8">sudo useradd user2</text:span></text:p>
            </text:list-item>
            <text:list-item>
              <text:p text:style-name="P81">sudo passwd user1</text:p>
            </text:list-item>
            <text:list-item>
              <text:p text:style-name="P81">sudo passwd user2</text:p>
            </text:list-item>
            <text:list-item>
              <text:p text:style-name="P81">(пароли должны быть разными, можно простые — система предупредит, но примет)</text:p>
            </text:list-item>
          </text:list>
        </text:list-item>
        <text:list-item>
          <text:p text:style-name="P81">Создание папки с правами только для владельца</text:p>
          <text:list>
            <text:list-item>
              <text:p text:style-name="P81">mkdir /tmp/homework</text:p>
            </text:list-item>
            <text:list-item>
              <text:p text:style-name="P108"><text:span text:style-name="T8">chmod 700 /tmp/homework </text:span><text:span text:style-name="T11">(</text:span><text:span text:style-name="T8">Доступ только у user1</text:span><text:span text:style-name="T11">)</text:span></text:p>
            </text:list-item>
          </text:list>
        </text:list-item>
        <text:list-item>
          <text:p text:style-name="P81">Создание файлов с разными правами</text:p>
          <text:list>
            <text:list-item>
              <text:p text:style-name="P81">Под user1:</text:p>
              <text:list>
                <text:list-item>
                  <text:p text:style-name="P81">echo "Hello" &gt; /tmp/homework/read <text:s text:c="5"/># Файл для чтения</text:p>
                </text:list-item>
                <text:list-item>
                  <text:p text:style-name="P81">chmod 400 /tmp/homework/read</text:p>
                </text:list-item>
                <text:list-item>
                  <text:p text:style-name="P81">echo "Hello" &gt; /tmp/homework/write <text:s text:c="4"/># Файл для записи</text:p>
                </text:list-item>
                <text:list-item>
                  <text:p text:style-name="P81">chmod 600 /tmp/homework/write</text:p>
                </text:list-item>
                <text:list-item>
                  <text:p text:style-name="P81">echo "echo Hello" &gt; /tmp/homework/execute <text:s/># Файл для выполнения</text:p>
                </text:list-item>
                <text:list-item>
                  <text:p text:style-name="P81">chmod 700 /tmp/homework/execute</text:p>
                </text:list-item>
              </text:list>
            </text:list-item>
          </text:list>
        </text:list-item>
        <text:list-item>
          <text:p text:style-name="P81">Пошаговое открытие доступа</text:p>
          <text:list>
            <text:list-item>
              <text:p text:style-name="P81">Дать user2 право только на просмотр содержимого папки:</text:p>
            </text:list-item>
            <text:list-item>
              <text:p text:style-name="P81">Добавить user2 в группу user1 (от root, через редактирование /etc/group или usermod)</text:p>
            </text:list-item>
            <text:list-item>
              <text:p text:style-name="P81">Назначить папке группу user1:</text:p>
              <text:list>
                <text:list-item>
                  <text:p text:style-name="P81">chgrp user1 /tmp/homework</text:p>
                </text:list-item>
                <text:list-item>
                  <text:p text:style-name="P81">chmod 750 /tmp/homework</text:p>
                </text:list-item>
                <text:list-item>
                  <text:p text:style-name="P81">Теперь user2 может видеть файлы, но не открывать.</text:p>
                </text:list-item>
              </text:list>
            </text:list-item>
            <text:list-item>
              <text:p text:style-name="P81">Дать user2 право изменять содержимое:</text:p>
              <text:list>
                <text:list-item>
                  <text:p text:style-name="P81">chmod 770 /tmp/homework</text:p>
                </text:list-item>
                <text:list-item>
                  <text:p text:style-name="P81">Теперь user2 (как член группы) может создавать, изменять и удалять файлы в папке.</text:p>
                </text:list-item>
              </text:list>
            </text:list-item>
          </text:list>
        </text:list-item>
        <text:list-item>
          <text:p text:style-name="P81">Права файлов по их назначению</text:p>
          <text:list>
            <text:list-item>
              <text:p text:style-name="P81">Для чтения:</text:p>
              <text:list>
                <text:list-item>
                  <text:p text:style-name="P81">chmod 740 /tmp/homework/read</text:p>
                </text:list-item>
              </text:list>
            </text:list-item>
            <text:list-item>
              <text:p text:style-name="P81">Для записи:</text:p>
              <text:list>
                <text:list-item>
                  <text:p text:style-name="P81">chmod 760 /tmp/homework/write</text:p>
                </text:list-item>
              </text:list>
            </text:list-item>
            <text:list-item>
              <text:p text:style-name="P81">Для выполнения:</text:p>
              <text:list>
                <text:list-item>
                  <text:p text:style-name="P81">chmod 770 /tmp/homework/execute</text:p>
                </text:list-item>
              </text:list>
            </text:list-item>
          </text:list>
        </text:list-item>
        <text:list-item>
          <text:p text:style-name="P81">Проверка доступа под user2</text:p>
          <text:list>
            <text:list-item>
              <text:p text:style-name="P81">cat /tmp/homework/read <text:s text:c="10"/># прочитать файл</text:p>
            </text:list-item>
            <text:list-item>
              <text:p text:style-name="P81">echo Hello &gt; /tmp/homework/write # записать</text:p>
            </text:list-item>
            <text:list-item>
              <text:p text:style-name="P81">/tmp/homework/execute <text:s text:c="11"/># выполнить</text:p>
            </text:list-item>
          </text:list>
        </text:list-item>
        <text:list-item>
          <text:p text:style-name="P81">Создание и тест дополнительных файлов</text:p>
          <text:list>
            <text:list-item>
              <text:p text:style-name="P81">Под user1:</text:p>
              <text:list>
                <text:list-item>
                  <text:p text:style-name="P81">touch /tmp/homework/immutable /tmp/homework/ownership</text:p>
                </text:list-item>
                <text:list-item>
                  <text:p text:style-name="P81">chmod 770 /tmp/homework/immutable /tmp/homework/ownership</text:p>
                </text:list-item>
                <text:list-item>
                  <text:p text:style-name="P81">Файлы доступны владельцу и группе</text:p>
                </text:list-item>
              </text:list>
            </text:list-item>
          </text:list>
        </text:list-item>
        <text:list-item>
          <text:p text:style-name="P108"><text:soft-page-break/><text:span text:style-name="T8">Передача прав на файл ownership</text:span></text:p>
          <text:list>
            <text:list-item>
              <text:p text:style-name="P81">Изменить владельца файла, чтобы user2 мог его редактировать (от root):</text:p>
              <text:list>
                <text:list-item>
                  <text:p text:style-name="P81">sudo chown user2 /tmp/homework/ownership</text:p>
                </text:list-item>
              </text:list>
            </text:list-item>
          </text:list>
        </text:list-item>
        <text:list-item>
          <text:p text:style-name="P81">Работа с immutable-файлом</text:p>
          <text:list>
            <text:list-item>
              <text:p text:style-name="P81">Сделать файл неизменяемым:</text:p>
              <text:list>
                <text:list-item>
                  <text:p text:style-name="P81">sudo chattr +i /tmp/homework/immutable</text:p>
                </text:list-item>
              </text:list>
            </text:list-item>
            <text:list-item>
              <text:p text:style-name="P81">Попытка удалить:</text:p>
              <text:list>
                <text:list-item>
                  <text:p text:style-name="P81">rm /tmp/homework/immutable</text:p>
                </text:list-item>
                <text:list-item>
                  <text:p text:style-name="P81"># → Operation not permitted</text:p>
                </text:list-item>
              </text:list>
            </text:list-item>
            <text:list-item>
              <text:p text:style-name="P81">Снять защиту и удалить:</text:p>
              <text:list>
                <text:list-item>
                  <text:p text:style-name="P81">sudo chattr -i /tmp/homework/immutable</text:p>
                </text:list-item>
                <text:list-item>
                  <text:p text:style-name="P81">rm /tmp/homework/immutable</text:p>
                </text:list-item>
              </text:list>
            </text:list-item>
          </text:list>
        </text:list-item>
        <text:list-item>
          <text:p text:style-name="P81">Выводы:</text:p>
          <text:list>
            <text:list-item>
              <text:p text:style-name="P81">Права доступа на папки и файлы в Linux можно настраивать очень гибко, используя владельцев, группы и специальные атрибуты (chattr).</text:p>
            </text:list-item>
            <text:list-item>
              <text:p text:style-name="P81">Для управления чужими файлами всегда нужен root.</text:p>
            </text:list-item>
            <text:list-item>
              <text:p text:style-name="P81">Через группы можно делегировать права нескольким пользователям.</text:p>
            </text:list-item>
            <text:list-item>
              <text:p text:style-name="P81">Атрибут immutable защищает от любых изменений (даже root не удалит без снятия атрибута).</text:p>
            </text:list-item>
            <text:list-item>
              <text:p text:style-name="P81">Коротко — алгоритм для похожих заданий:</text:p>
              <text:list>
                <text:list-item>
                  <text:p text:style-name="P81">Создать нужных пользователей.</text:p>
                </text:list-item>
                <text:list-item>
                  <text:p text:style-name="P81">Настроить группы для совместного доступа.</text:p>
                </text:list-item>
                <text:list-item>
                  <text:p text:style-name="P81">Назначить правильные права на папки/файлы.</text:p>
                </text:list-item>
                <text:list-item>
                  <text:p text:style-name="P81">Проверять доступность от нужного пользователя.</text:p>
                </text:list-item>
                <text:list-item>
                  <text:p text:style-name="P81">Использовать chattr, если нужна настоящая защита от изменений.</text:p>
                </text:list-item>
              </text:list>
            </text:list-item>
          </text:list>
        </text:list-item>
      </text:list>
      <text:p text:style-name="P51"><text:span text:style-name="T8"/></text:p>
      <text:p text:style-name="P28">-------------------------------------------------------------------------------------------------------</text:p>
      <text:p text:style-name="P11"/>
      <text:p text:style-name="P11"><text:span text:style-name="T23">2</text:span><text:span text:style-name="T26">7</text:span><text:span text:style-name="T20">.07</text:span>.25</text:p>
      <text:p text:style-name="P20">Тема:</text:p>
      <text:list text:style-name="L30">
        <text:list-item>
          <text:p text:style-name="P82">Иерархия процессов и запуск фоновых задач в Linux</text:p>
        </text:list-item>
      </text:list>
      <text:p text:style-name="P20">Шаги и действия:</text:p>
      <text:list text:style-name="L31">
        <text:list-item>
          <text:p text:style-name="P83">Открыть терминал.</text:p>
        </text:list-item>
        <text:list-item>
          <text:p text:style-name="P83">Создать скрипт script.sh со следующим содержимым:</text:p>
          <text:list>
            <text:list-item>
              <text:p text:style-name="P83">#!/bin/bash</text:p>
            </text:list-item>
            <text:list-item>
              <text:p text:style-name="P83">sleep 5m</text:p>
            </text:list-item>
          </text:list>
        </text:list-item>
        <text:list-item>
          <text:p text:style-name="P83">Сделать скрипт исполняемым:</text:p>
          <text:list>
            <text:list-item>
              <text:p text:style-name="P83">chmod +x script.sh</text:p>
            </text:list-item>
          </text:list>
        </text:list-item>
        <text:list-item>
          <text:p text:style-name="P83">Запустить скрипт в фоновом режиме:</text:p>
          <text:list>
            <text:list-item>
              <text:p text:style-name="P83">./script.sh &amp;</text:p>
            </text:list-item>
          </text:list>
        </text:list-item>
        <text:list-item>
          <text:p text:style-name="P83">Проверить, что скрипт запущен в фоне:</text:p>
          <text:list>
            <text:list-item>
              <text:p text:style-name="P83"><text:soft-page-break/>jobs</text:p>
            </text:list-item>
          </text:list>
        </text:list-item>
        <text:list-item>
          <text:p text:style-name="P83">Посмотреть процессы в системе:</text:p>
          <text:list>
            <text:list-item>
              <text:p text:style-name="P83">ps</text:p>
            </text:list-item>
            <text:list-item>
              <text:p text:style-name="P83">top</text:p>
            </text:list-item>
          </text:list>
        </text:list-item>
        <text:list-item>
          <text:p text:style-name="P83">Найти PID своего скрипта:</text:p>
          <text:list>
            <text:list-item>
              <text:p text:style-name="P83">ps | grep script.sh</text:p>
            </text:list-item>
          </text:list>
        </text:list-item>
        <text:list-item>
          <text:p text:style-name="P83">Узнать, от какого пользователя и с какой командой запущен процесс:</text:p>
          <text:list>
            <text:list-item>
              <text:p text:style-name="P83">ps aux | grep script.sh</text:p>
            </text:list-item>
            <text:list-item>
              <text:p text:style-name="P83">или</text:p>
            </text:list-item>
            <text:list-item>
              <text:p text:style-name="P83">ps -f -p &lt;PID&gt;</text:p>
            </text:list-item>
          </text:list>
        </text:list-item>
      </text:list>
      <text:p text:style-name="P20">Пояснения и заметки:</text:p>
      <text:list text:continue-numbering="true" text:style-name="L31">
        <text:list-item>
          <text:p text:style-name="P83">./script.sh &amp; — запускает скрипт в фоне (background).</text:p>
        </text:list-item>
        <text:list-item>
          <text:p text:style-name="P83">jobs — показывает все фоновые задачи текущего терминала.</text:p>
        </text:list-item>
        <text:list-item>
          <text:p text:style-name="P83">ps — отображает все процессы, связанные с текущим терминалом.</text:p>
        </text:list-item>
        <text:list-item>
          <text:p text:style-name="P83">ps aux | grep &lt;имя&gt; — ищет по всем процессам, показывает имя пользователя (USER), PID, команду (CMD) и другое.</text:p>
        </text:list-item>
        <text:list-item>
          <text:p text:style-name="P83">sleep 5m — удерживает процесс активным 5 минут для теста.</text:p>
        </text:list-item>
      </text:list>
      <text:p text:style-name="P40"/>
      <text:p text:style-name="P29">-------------------------------------------------------------------------------------------------------</text:p>
      <text:p text:style-name="P12"/>
      <text:p text:style-name="P12"><text:span text:style-name="T24">30</text:span><text:span text:style-name="T20">.07</text:span>.25</text:p>
      <text:p text:style-name="P21">Тема:</text:p>
      <text:list text:style-name="L32">
        <text:list-item>
          <text:p text:style-name="P84">запуск пользовательского скрипта через systemd (test.service)</text:p>
        </text:list-item>
      </text:list>
      <text:p text:style-name="P41"/>
      <text:p text:style-name="P21">Ситуация:</text:p>
      <text:list text:style-name="L33">
        <text:list-item>
          <text:p text:style-name="P85">Нужно создать systemd unit (test.service), который запускает твой скрипт (script.sh) как отдельный сервис.</text:p>
        </text:list-item>
      </text:list>
      <text:p text:style-name="P41"/>
      <text:p text:style-name="P21">Шаги и действия:</text:p>
      <text:list text:style-name="L34">
        <text:list-item>
          <text:p text:style-name="P86">Создаём скрипт</text:p>
          <text:list>
            <text:list-item>
              <text:p text:style-name="P109"><text:span text:style-name="T8">nano </text:span><text:span text:style-name="T12">/usr/local/bin</text:span><text:span text:style-name="T8">/script.sh</text:span></text:p>
            </text:list-item>
            <text:list-item>
              <text:p text:style-name="P86">Вставить:</text:p>
              <text:list>
                <text:list-item>
                  <text:p text:style-name="P86">#!/bin/bash</text:p>
                  <text:p text:style-name="P86">sleep 1000</text:p>
                </text:list-item>
              </text:list>
            </text:list-item>
            <text:list-item>
              <text:p text:style-name="P86">Сделать исполняемым:</text:p>
              <text:list>
                <text:list-item>
                  <text:p text:style-name="P109"><text:span text:style-name="T8">chmod +x </text:span><text:span text:style-name="T12">/usr/local/bin</text:span><text:span text:style-name="T8">/script.sh</text:span></text:p>
                </text:list-item>
              </text:list>
            </text:list-item>
          </text:list>
        </text:list-item>
        <text:list-item>
          <text:p text:style-name="P86">sudo chmod 755 /usr/local/bin/script.sh</text:p>
        </text:list-item>
        <text:list-item>
          <text:p text:style-name="P86">sudo chown root:root /usr/local/bin/script.sh</text:p>
        </text:list-item>
        <text:list-item>
          <text:p text:style-name="P86">Создаём unit-файл для systemd</text:p>
          <text:list>
            <text:list-item>
              <text:p text:style-name="P86">sudo nano /etc/systemd/system/test.service</text:p>
              <text:list>
                <text:list-item>
                  <text:p text:style-name="P86">[Unit]</text:p>
                  <text:p text:style-name="P86">Description=Test service for running script.sh</text:p>
                  <text:p text:style-name="P109"><text:span text:style-name="T8"/></text:p>
                  <text:p text:style-name="P86">[Service]</text:p>
                  <text:p text:style-name="P109"><text:soft-page-break/><text:span text:style-name="T8">ExecStart=/usr/local/bin/script.sh</text:span></text:p>
                  <text:p text:style-name="P109"><text:span text:style-name="T8"/></text:p>
                  <text:p text:style-name="P86">[Install]</text:p>
                  <text:p text:style-name="P86">WantedBy=multi-user.target</text:p>
                </text:list-item>
              </text:list>
            </text:list-item>
          </text:list>
        </text:list-item>
        <text:list-item>
          <text:p text:style-name="P86">Перезагружаем systemd и запускаем сервис</text:p>
          <text:list>
            <text:list-item>
              <text:p text:style-name="P86">sudo systemctl daemon-reload</text:p>
            </text:list-item>
            <text:list-item>
              <text:p text:style-name="P86">sudo systemctl start test.service</text:p>
            </text:list-item>
            <text:list-item>
              <text:p text:style-name="P86">sudo systemctl status test.service</text:p>
            </text:list-item>
          </text:list>
        </text:list-item>
        <text:list-item>
          <text:p text:style-name="P86">Если ошибка "Permission denied"</text:p>
          <text:list>
            <text:list-item>
              <text:p text:style-name="P86">Проверить прва на скрипт и папку:</text:p>
              <text:list>
                <text:list-item>
                  <text:p text:style-name="P86">ls -l /usr/local/bin/script.sh</text:p>
                </text:list-item>
                <text:list-item>
                  <text:p text:style-name="P86">ls -ld /usr/local/bin</text:p>
                </text:list-item>
              </text:list>
            </text:list-item>
            <text:list-item>
              <text:p text:style-name="P86">Должно быть:</text:p>
              <text:list>
                <text:list-item>
                  <text:p text:style-name="P86">/usr/local/bin/script.sh — -rwxr-xr-x root root</text:p>
                </text:list-item>
              </text:list>
            </text:list-item>
            <text:list-item>
              <text:p text:style-name="P86">Если SELinux включён (CentOS), временно отключить:</text:p>
              <text:list>
                <text:list-item>
                  <text:p text:style-name="P86">sudo setenforce 0</text:p>
                </text:list-item>
                <text:list-item>
                  <text:p text:style-name="P86">После теста вернуть обратно:</text:p>
                </text:list-item>
                <text:list-item>
                  <text:p text:style-name="P86">sudo setenforce 1</text:p>
                </text:list-item>
              </text:list>
            </text:list-item>
          </text:list>
        </text:list-item>
        <text:list-item>
          <text:p text:style-name="P86">Проверяем, что сервис запустился</text:p>
          <text:list>
            <text:list-item>
              <text:p text:style-name="P86">Должно быть:</text:p>
              <text:list>
                <text:list-item>
                  <text:p text:style-name="P86">● test.service - Test service for running script.sh</text:p>
                  <text:p text:style-name="P86">Loaded: loaded (/etc/systemd/system/test.service; disabled)</text:p>
                  <text:p text:style-name="P86">Active: active (running) …</text:p>
                  <text:p text:style-name="P86">Main PID: ... (script.sh)</text:p>
                </text:list-item>
              </text:list>
            </text:list-item>
          </text:list>
        </text:list-item>
        <text:list-item>
          <text:p text:style-name="P86">Останавливаем и удаляем сервис (при необходимости)</text:p>
          <text:list>
            <text:list-item>
              <text:p text:style-name="P86">sudo systemctl stop test.service</text:p>
            </text:list-item>
            <text:list-item>
              <text:p text:style-name="P86">sudo systemctl disable test.service</text:p>
            </text:list-item>
            <text:list-item>
              <text:p text:style-name="P86">sudo rm /etc/systemd/system/test.service</text:p>
            </text:list-item>
            <text:list-item>
              <text:p text:style-name="P86">sudo systemctl daemon-reload</text:p>
            </text:list-item>
          </text:list>
        </text:list-item>
      </text:list>
      <text:p text:style-name="P41"/>
      <text:p text:style-name="P21">Комментарии и выводы:</text:p>
      <text:list text:style-name="L35">
        <text:list-item>
          <text:p text:style-name="P87">systemd не будет запускать скрипт из домашней директории, если она не принадлежит root или нет прав на выполнение.</text:p>
        </text:list-item>
        <text:list-item>
          <text:p text:style-name="P87">Для запуска сервисов лучше всегда копировать скрипты в /usr/local/bin и отдавать права root.</text:p>
        </text:list-item>
        <text:list-item>
          <text:p text:style-name="P87">SELinux на CentOS может блокировать запуск даже с правильными правами — если сервис не стартует и всё выглядит окей, проверь SELinux!</text:p>
        </text:list-item>
        <text:list-item>
          <text:p text:style-name="P87">После каждого изменения unit-файла обязательно делай systemctl daemon-reload.</text:p>
        </text:list-item>
      </text:list>
      <text:p text:style-name="P41"/>
      <text:p text:style-name="P21">Best Practice:</text:p>
      <text:list text:style-name="L36">
        <text:list-item>
          <text:p text:style-name="P88">Всегда делай chmod 755 для исполняемых файлов в системных папках.</text:p>
        </text:list-item>
        <text:list-item>
          <text:p text:style-name="P88">Проверяй права на каталог, где лежит скрипт.</text:p>
        </text:list-item>
        <text:list-item>
          <text:p text:style-name="P110"><text:soft-page-break/><text:span text:style-name="T8">Для тестов с SELinux — временно отключай, но не забывай возвращать режим enforcing.</text:span></text:p>
        </text:list-item>
        <text:list-item>
          <text:p text:style-name="P88">Всегда читай логи через sudo journalctl -xeu &lt;service&gt; при ошибках запуска</text:p>
        </text:list-item>
      </text:list>
      <text:p text:style-name="P41"/>
      <text:p text:style-name="P30">-------------------------------------------------------------------------------------------------------</text:p>
      <text:p text:style-name="P30"/>
      <text:p text:style-name="P42"><text:span text:style-name="T1">Тема:</text:span> </text:p>
      <text:list text:style-name="L37">
        <text:list-item>
          <text:p text:style-name="P89">Установка, запуск, диагностика и восстановление nginx через systemd и journalctl</text:p>
        </text:list-item>
      </text:list>
      <text:p text:style-name="P22">Шаги и действия:</text:p>
      <text:list text:style-name="L38">
        <text:list-item>
          <text:p text:style-name="P90">Установка nginx</text:p>
          <text:list>
            <text:list-item>
              <text:p text:style-name="P90">sudo yum install epel-release</text:p>
            </text:list-item>
            <text:list-item>
              <text:p text:style-name="P90">sudo yum install nginx</text:p>
            </text:list-item>
          </text:list>
        </text:list-item>
        <text:list-item>
          <text:p text:style-name="P90">Попытка запуска nginx</text:p>
          <text:list>
            <text:list-item>
              <text:p text:style-name="P90">sudo systemctl start nginx</text:p>
            </text:list-item>
            <text:list-item>
              <text:p text:style-name="P90">Получил ошибку: сервис не стартует, порт 80 занят (httpd).</text:p>
            </text:list-item>
          </text:list>
        </text:list-item>
        <text:list-item>
          <text:p text:style-name="P90">Диагностика, кто держит порт</text:p>
          <text:list>
            <text:list-item>
              <text:p text:style-name="P90">sudo lsof -i :80</text:p>
            </text:list-item>
            <text:list-item>
              <text:p text:style-name="P90">sudo netstat -tupn | grep :80</text:p>
            </text:list-item>
            <text:list-item>
              <text:p text:style-name="P90">Убедился, что порт 80 держит httpd (Apache).</text:p>
            </text:list-item>
          </text:list>
        </text:list-item>
        <text:list-item>
          <text:p text:style-name="P90">Остановка Apache</text:p>
          <text:list>
            <text:list-item>
              <text:p text:style-name="P90">sudo systemctl stop httpd</text:p>
            </text:list-item>
            <text:list-item>
              <text:p text:style-name="P90">Проверил, что порт 80 освободился.</text:p>
            </text:list-item>
          </text:list>
        </text:list-item>
        <text:list-item>
          <text:p text:style-name="P90">Повторный запуск nginx</text:p>
          <text:list>
            <text:list-item>
              <text:p text:style-name="P90">sudo systemctl start nginx</text:p>
            </text:list-item>
            <text:list-item>
              <text:p text:style-name="P90">sudo systemctl status nginх</text:p>
            </text:list-item>
            <text:list-item>
              <text:p text:style-name="P90">Всё работает, ошибок нет.</text:p>
            </text:list-item>
          </text:list>
        </text:list-item>
        <text:list-item>
          <text:p text:style-name="P90">Просмотр логов сервиса nginx</text:p>
          <text:list>
            <text:list-item>
              <text:p text:style-name="P90">Все сообщения:</text:p>
              <text:list>
                <text:list-item>
                  <text:p text:style-name="P90">sudo journalctl -u nginx</text:p>
                </text:list-item>
              </text:list>
            </text:list-item>
            <text:list-item>
              <text:p text:style-name="P90">Только ошибки:</text:p>
              <text:list>
                <text:list-item>
                  <text:p text:style-name="P90">sudo journalctl -u nginx -p err -x</text:p>
                </text:list-item>
              </text:list>
            </text:list-item>
            <text:list-item>
              <text:p text:style-name="P90">Видно, что ошибки совпадают с причиной в статусе (например, не найден конфиг, занят порт).</text:p>
            </text:list-item>
          </text:list>
        </text:list-item>
        <text:list-item>
          <text:p text:style-name="P90">Имитация критической ошибки</text:p>
          <text:list>
            <text:list-item>
              <text:p text:style-name="P90">Переместил основной конфиг:</text:p>
              <text:list>
                <text:list-item>
                  <text:p text:style-name="P90">sudo mv /etc/nginx/nginx.conf ./</text:p>
                </text:list-item>
              </text:list>
            </text:list-item>
            <text:list-item>
              <text:p text:style-name="P90">Попытка старта:</text:p>
              <text:list>
                <text:list-item>
                  <text:p text:style-name="P90">sudo systemctl start nginx</text:p>
                </text:list-item>
              </text:list>
            </text:list-item>
            <text:list-item>
              <text:p text:style-name="P90">Сервис не запускается.</text:p>
            </text:list-item>
          </text:list>
        </text:list-item>
        <text:list-item>
          <text:p text:style-name="P90">Диагностика ошибки через journalctl</text:p>
          <text:list>
            <text:list-item>
              <text:p text:style-name="P90">sudo journalctl -u nginx -p err -x</text:p>
            </text:list-item>
            <text:list-item>
              <text:p text:style-name="P90">В логах ошибка: не найден конфиг, сервис не стартует.</text:p>
            </text:list-item>
          </text:list>
        </text:list-item>
        <text:list-item>
          <text:p text:style-name="P90">Восстановление работоспособности</text:p>
          <text:list>
            <text:list-item>
              <text:p text:style-name="P111"><text:soft-page-break/><text:span text:style-name="T5">Вернул конфиг обратно:</text:span></text:p>
              <text:list>
                <text:list-item>
                  <text:p text:style-name="P90">sudo mv ./nginx.conf /etc/nginx/</text:p>
                </text:list-item>
              </text:list>
            </text:list-item>
            <text:list-item>
              <text:p text:style-name="P90">Запустил сервис:</text:p>
              <text:list>
                <text:list-item>
                  <text:p text:style-name="P90">sudo systemctl start nginx</text:p>
                </text:list-item>
              </text:list>
            </text:list-item>
            <text:list-item>
              <text:p text:style-name="P90">Проверил статус:</text:p>
              <text:list>
                <text:list-item>
                  <text:p text:style-name="P90">sudo systemctl status nginx</text:p>
                </text:list-item>
              </text:list>
            </text:list-item>
            <text:list-item>
              <text:p text:style-name="P90">Всё ОК.</text:p>
            </text:list-item>
          </text:list>
        </text:list-item>
      </text:list>
      <text:p text:style-name="P42"/>
      <text:p text:style-name="P30">Выводы:</text:p>
      <text:list text:style-name="L39">
        <text:list-item>
          <text:p text:style-name="P91">Если сервис systemd не стартует — первым делом journalctl (-u service -p err -x).</text:p>
        </text:list-item>
        <text:list-item>
          <text:p text:style-name="P91">Ошибки почти всегда понятны из логов.</text:p>
        </text:list-item>
        <text:list-item>
          <text:p text:style-name="P91">После исправления ошибки всегда перепроверяю статус.</text:p>
        </text:list-item>
      </text:list>
      <text:p text:style-name="P42"/>
      <text:p text:style-name="P31">-------------------------------------------------------------------------------------------------------</text:p>
      <text:p text:style-name="P13"/>
      <text:p text:style-name="P13"><text:span text:style-name="T24">3</text:span><text:span text:style-name="T25">1</text:span><text:span text:style-name="T20">.07</text:span>.25</text:p>
      <text:p text:style-name="P43"><text:span text:style-name="T1"/></text:p>
      <text:p text:style-name="P43"><text:span text:style-name="T1">Тема:</text:span> </text:p>
      <text:list xml:id="list1651778773" text:style-name="L40">
        <text:list-item>
          <text:p text:style-name="P92">Управление пакетами на CentOS: поиск, установка, удаление httpd и nginx через yum</text:p>
        </text:list-item>
      </text:list>
      <text:p text:style-name="P43"/>
      <text:p text:style-name="P31">Ситуация:</text:p>
      <text:list text:style-name="L41">
        <text:list-item>
          <text:p text:style-name="P94">Практика поиска, установки, запуска, проверки и удаления сервисов (на примере httpd и nginx) с помощью стандартного пакетного менеджера yum.</text:p>
        </text:list-item>
      </text:list>
      <text:p text:style-name="P43"/>
      <text:p text:style-name="P31">Шаги и действия:</text:p>
      <text:list text:style-name="L42">
        <text:list-item>
          <text:p text:style-name="P95">Поиск пакета httpd</text:p>
          <text:list>
            <text:list-item>
              <text:p text:style-name="P95">yum search httpd</text:p>
            </text:list-item>
            <text:list-item>
              <text:p text:style-name="P95">В результатах найден пакет httpd.x86_64 (Apache HTTP Server).</text:p>
            </text:list-item>
          </text:list>
        </text:list-item>
        <text:list-item>
          <text:p text:style-name="P95">Информация о пакете</text:p>
          <text:list>
            <text:list-item>
              <text:p text:style-name="P95">yum info httpd</text:p>
            </text:list-item>
            <text:list-item>
              <text:p text:style-name="P95">Узнал версию, описание, репозиторий (например, appstream).</text:p>
            </text:list-item>
          </text:list>
        </text:list-item>
        <text:list-item>
          <text:p text:style-name="P95">Установка httpd</text:p>
          <text:list>
            <text:list-item>
              <text:p text:style-name="P95">sudo yum install httpd</text:p>
            </text:list-item>
            <text:list-item>
              <text:p text:style-name="P95">Все зависимости подтянулись автоматически.</text:p>
            </text:list-item>
          </text:list>
        </text:list-item>
        <text:list-item>
          <text:p text:style-name="P95">Запуск httpd</text:p>
          <text:list>
            <text:list-item>
              <text:p text:style-name="P95">sudo systemctl start httpd</text:p>
            </text:list-item>
            <text:list-item>
              <text:p text:style-name="P95">sudo systemctl status httpd</text:p>
            </text:list-item>
            <text:list-item>
              <text:p text:style-name="P95">Сервис активен (active (running)), ошибок нет.</text:p>
            </text:list-item>
          </text:list>
        </text:list-item>
        <text:list-item>
          <text:p text:style-name="P95">Удаление httpd</text:p>
          <text:list>
            <text:list-item>
              <text:p text:style-name="P95">sudo yum remove httpd</text:p>
            </text:list-item>
            <text:list-item>
              <text:p text:style-name="P95">Все связанные зависимости тоже удалены.</text:p>
            </text:list-item>
          </text:list>
        </text:list-item>
        <text:list-item>
          <text:p text:style-name="P95">Поиск пакета nginx</text:p>
          <text:list>
            <text:list-item>
              <text:p text:style-name="P112"><text:soft-page-break/><text:span text:style-name="T5">yum search nginx</text:span></text:p>
            </text:list-item>
            <text:list-item>
              <text:p text:style-name="P95">Пакет найден в репозитории (например, appstream или epel).</text:p>
            </text:list-item>
          </text:list>
        </text:list-item>
        <text:list-item>
          <text:p text:style-name="P95">Информация о nginx и определение репозитория</text:p>
          <text:list>
            <text:list-item>
              <text:p text:style-name="P95">yum info nginx</text:p>
            </text:list-item>
            <text:list-item>
              <text:p text:style-name="P95">В строке From repo — видно, из какого репозитория берётся nginx.</text:p>
            </text:list-item>
          </text:list>
        </text:list-item>
        <text:list-item>
          <text:p text:style-name="P95">Установка nginx</text:p>
          <text:list>
            <text:list-item>
              <text:p text:style-name="P95">sudo yum install nginx</text:p>
            </text:list-item>
            <text:list-item>
              <text:p text:style-name="P95">Если требуется, предварительно подключить epel</text:p>
              <text:list>
                <text:list-item>
                  <text:p text:style-name="P95">sudo yum install epel-release</text:p>
                </text:list-item>
              </text:list>
            </text:list-item>
          </text:list>
        </text:list-item>
        <text:list-item>
          <text:p text:style-name="P95">Запуск и проверка nginx</text:p>
          <text:list>
            <text:list-item>
              <text:p text:style-name="P95">sudo systemctl start nginx</text:p>
            </text:list-item>
            <text:list-item>
              <text:p text:style-name="P112"><text:span text:style-name="T5">sudo systemctl status ngi</text:span><text:span text:style-name="T13">nx</text:span></text:p>
            </text:list-item>
            <text:list-item>
              <text:p text:style-name="P95">Сервис активен, ошибок нет.</text:p>
            </text:list-item>
          </text:list>
        </text:list-item>
      </text:list>
      <text:p text:style-name="P52"><text:span text:style-name="T5"/></text:p>
      <text:p text:style-name="P31">Основные команды yum (для справки):</text:p>
      <text:list text:style-name="L43">
        <text:list-item>
          <text:p text:style-name="P96">yum install &lt;package&gt; — установить пакет и зависимости</text:p>
        </text:list-item>
        <text:list-item>
          <text:p text:style-name="P96">yum remove &lt;package&gt; — удалить пакет и зависимости</text:p>
        </text:list-item>
        <text:list-item>
          <text:p text:style-name="P96">yum search &lt;package&gt; — поиск по названию/описанию</text:p>
        </text:list-item>
        <text:list-item>
          <text:p text:style-name="P96">yum info &lt;package&gt; — подробная информация о пакете</text:p>
        </text:list-item>
        <text:list-item>
          <text:p text:style-name="P96">yum check-update — показать доступные обновления</text:p>
        </text:list-item>
        <text:list-item>
          <text:p text:style-name="P96">yum update &lt;package&gt; — обновить пакет</text:p>
        </text:list-item>
        <text:list-item>
          <text:p text:style-name="P96">yum repolist all — список всех репозиториев</text:p>
        </text:list-item>
        <text:list-item>
          <text:p text:style-name="P96">yum history — история действий yum</text:p>
        </text:list-item>
      </text:list>
      <text:p text:style-name="P43"/>
      <text:p text:style-name="P31">Выводы:</text:p>
      <text:list text:style-name="L44">
        <text:list-item>
          <text:p text:style-name="P97">Все операции по установке/удалению софта в CentOS проводятся через yum.</text:p>
        </text:list-item>
        <text:list-item>
          <text:p text:style-name="P97">Перед установкой всегда ищу и проверяю, в каком репозитории лежит нужный пакет.</text:p>
        </text:list-item>
        <text:list-item>
          <text:p text:style-name="P97">Для диагностики проблем с сервисами (например, nginx, httpd) использую systemctl status &lt;service&gt; и journalctl -u &lt;service&gt;.</text:p>
        </text:list-item>
        <text:list-item>
          <text:p text:style-name="P97">Если пакет не найден — подключаю нужный репозиторий (epel).</text:p>
        </text:list-item>
        <text:list-item>
          <text:p text:style-name="P97">После удаления пакета через yum автоматически убираются и связанные с ним зависимости, если они больше не нужны.</text:p>
        </text:list-item>
      </text:list>
      <text:p text:style-name="P43"/>
      <text:p text:style-name="P102">-------------------------------------------------------------------------------------------------------</text:p>
      <text:p text:style-name="P101"/>
      <text:p text:style-name="P101"><text:span text:style-name="T27">01.08</text:span>.25</text:p>
      <text:p text:style-name="P101"/>
      <text:p text:style-name="P100"><text:span text:style-name="T1">Тема:</text:span> </text:p>
      <text:list text:continue-list="list1651778773" text:style-name="L40">
        <text:list-item>
          <text:p text:style-name="P93">Сетевое взаимодействие двух ВМ — настройка вручную и обмен через httpd</text:p>
        </text:list-item>
      </text:list>
      <text:p text:style-name="P100"/>
      <text:p text:style-name="P102"/>
      <text:p text:style-name="P102"><text:soft-page-break/>Ситуация:</text:p>
      <text:list text:style-name="L45">
        <text:list-item>
          <text:p text:style-name="P99">Развернуть две виртуальные машины (VM1 и VM2) в одной сети.</text:p>
        </text:list-item>
        <text:list-item>
          <text:p text:style-name="P99">Настроить статические IP-адреса.</text:p>
        </text:list-item>
        <text:list-item>
          <text:p text:style-name="P99">Поднять на VM1 Apache httpd, создать test-страницу.</text:p>
        </text:list-item>
        <text:list-item>
          <text:p text:style-name="P99">Настроить на VM2 hosts-файл для обращения к VM1 по имени.</text:p>
        </text:list-item>
        <text:list-item>
          <text:p text:style-name="P99">Проверить доступность через curl (myserver.local).</text:p>
        </text:list-item>
      </text:list>
      <text:p text:style-name="P100"/>
      <text:p text:style-name="P102">Шаги и действия:</text:p>
      <text:list text:style-name="L53">
        <text:list-item>
          <text:p text:style-name="P113"><text:span text:style-name="T5">Подготовка и сетевая настройка</text:span></text:p>
          <text:list>
            <text:list-item>
              <text:p text:style-name="P113"><text:span text:style-name="T5">Клонировал первую ВМ для второй.</text:span></text:p>
            </text:list-item>
            <text:list-item>
              <text:p text:style-name="P113"><text:span text:style-name="T5">В VirtualBox у обеих ВМ выставил один и тот же режим сети (Internal Network или Bridged).</text:span></text:p>
            </text:list-item>
            <text:list-item>
              <text:p text:style-name="P113"><text:span text:style-name="T5">После запуска обеих ВМ задал статические адреса через nmcli:</text:span></text:p>
              <text:list>
                <text:list-item>
                  <text:p text:style-name="P113"><text:span text:style-name="T5">На VM1:</text:span></text:p>
                  <text:list>
                    <text:list-item>
                      <text:p text:style-name="P113"><text:span text:style-name="T5">sudo nmcli connection modify enp0s3 ipv4.addresses 10.0.0.101/24</text:span></text:p>
                    </text:list-item>
                    <text:list-item>
                      <text:p text:style-name="P113"><text:span text:style-name="T5">sudo nmcli connection modify enp0s3 ipv4.method manual</text:span></text:p>
                    </text:list-item>
                    <text:list-item>
                      <text:p text:style-name="P113"><text:span text:style-name="T5">sudo nmcli connection up enp0s3</text:span></text:p>
                    </text:list-item>
                  </text:list>
                </text:list-item>
                <text:list-item>
                  <text:p text:style-name="P113"><text:span text:style-name="T5">На VM2:</text:span></text:p>
                  <text:list>
                    <text:list-item>
                      <text:p text:style-name="P113"><text:span text:style-name="T5">sudo nmcli connection modify enp0s3 ipv4.addresses 10.0.0.102/24</text:span></text:p>
                    </text:list-item>
                    <text:list-item>
                      <text:p text:style-name="P113"><text:span text:style-name="T5">sudo nmcli connection modify enp0s3 ipv4.method manual</text:span></text:p>
                    </text:list-item>
                    <text:list-item>
                      <text:p text:style-name="P113"><text:span text:style-name="T5">sudo nmcli connection up enp0s3</text:span></text:p>
                    </text:list-item>
                  </text:list>
                </text:list-item>
                <text:list-item>
                  <text:p text:style-name="P113"><text:span text:style-name="T5">Проверил адреса командой:</text:span></text:p>
                  <text:list>
                    <text:list-item>
                      <text:p text:style-name="P113"><text:span text:style-name="T5">ip a</text:span></text:p>
                    </text:list-item>
                    <text:list-item>
                      <text:p text:style-name="P113"><text:span text:style-name="T5">(VM1: 10.0.0.101, VM2: 10.0.0.102)</text:span></text:p>
                    </text:list-item>
                  </text:list>
                </text:list-item>
                <text:list-item>
                  <text:p text:style-name="P113"><text:span text:style-name="T5">Проверил связность:</text:span></text:p>
                  <text:list>
                    <text:list-item>
                      <text:p text:style-name="P113"><text:span text:style-name="T5">С VM2:</text:span></text:p>
                      <text:list>
                        <text:list-item>
                          <text:p text:style-name="P113"><text:span text:style-name="T5">ping 10.0.0.101</text:span></text:p>
                        </text:list-item>
                        <text:list-item>
                          <text:p text:style-name="P113"><text:span text:style-name="T5">(Ответы есть — сеть работает!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3"><text:span text:style-name="T5">Настройка VM1 (сервер)</text:span></text:p>
          <text:list>
            <text:list-item>
              <text:p text:style-name="P113"><text:span text:style-name="T5">Установил Apache httpd:</text:span></text:p>
              <text:list>
                <text:list-item>
                  <text:p text:style-name="P113"><text:span text:style-name="T5">sudo yum install httpd</text:span></text:p>
                </text:list-item>
                <text:list-item>
                  <text:p text:style-name="P113"><text:span text:style-name="T5">sudo systemctl start httpd</text:span></text:p>
                </text:list-item>
                <text:list-item>
                  <text:p text:style-name="P113"><text:span text:style-name="T5">sudo systemctl enable httpd</text:span></text:p>
                </text:list-item>
              </text:list>
            </text:list-item>
            <text:list-item>
              <text:p text:style-name="P113"><text:span text:style-name="T5">Создал test-страницу:</text:span></text:p>
              <text:list>
                <text:list-item>
                  <text:p text:style-name="P113"><text:span text:style-name="T5">echo "Hello" | sudo tee /var/www/html/index.html</text:span></text:p>
                </text:list-item>
              </text:list>
            </text:list-item>
            <text:list-item>
              <text:p text:style-name="P113"><text:span text:style-name="T5">Проверил доступность локально:</text:span></text:p>
              <text:list>
                <text:list-item>
                  <text:p text:style-name="P113"><text:span text:style-name="T5">curl </text:span><text:a xlink:type="simple" xlink:href="http://localhost/" text:style-name="Internet_20_link" text:visited-style-name="Visited_20_Internet_20_Link"><text:span text:style-name="T5">http://localhost/</text:span></text:a></text:p>
                </text:list-item>
                <text:list-item>
                  <text:p text:style-name="P113"><text:span text:style-name="T5"># -&gt; Hello</text:span></text:p>
                </text:list-item>
              </text:list>
            </text:list-item>
            <text:list-item>
              <text:p text:style-name="P113"><text:span text:style-name="T5">Убедился, что httpd слушает порт 80:</text:span></text:p>
              <text:list>
                <text:list-item>
                  <text:p text:style-name="P113"><text:span text:style-name="T5">sudo ss -tuln | grep :80</text:span></text:p>
                </text:list-item>
                <text:list-item>
                  <text:p text:style-name="P113"><text:span text:style-name="T5"># tcp ... *:80 …</text:span></text:p>
                </text:list-item>
              </text:list>
            </text:list-item>
            <text:list-item>
              <text:p text:style-name="P113"><text:span text:style-name="T5">Firewall:</text:span></text:p>
              <text:list>
                <text:list-item>
                  <text:p text:style-name="P113"><text:span text:style-name="T5">sudo firewall-cmd --add-service=http —permanent</text:span></text:p>
                </text:list-item>
                <text:list-item>
                  <text:p text:style-name="P113"><text:soft-page-break/><text:span text:style-name="T5">sudo firewall-cmd —reload</text:span></text:p>
                </text:list-item>
              </text:list>
            </text:list-item>
          </text:list>
        </text:list-item>
        <text:list-item>
          <text:p text:style-name="P113"><text:span text:style-name="T5">Настройка VM2 (клиент)</text:span></text:p>
          <text:list>
            <text:list-item>
              <text:p text:style-name="P113"><text:span text:style-name="T5">Прописал VM1 в /etc/hosts:</text:span></text:p>
              <text:list>
                <text:list-item>
                  <text:p text:style-name="P113"><text:span text:style-name="T5">sudo nano /etc/hosts</text:span></text:p>
                </text:list-item>
                <text:list-item>
                  <text:p text:style-name="P113"><text:span text:style-name="T5">Добавил:</text:span></text:p>
                  <text:list>
                    <text:list-item>
                      <text:p text:style-name="P113"><text:span text:style-name="T5">10.0.0.101 myserver.local</text:span></text:p>
                    </text:list-item>
                  </text:list>
                </text:list-item>
              </text:list>
            </text:list-item>
            <text:list-item>
              <text:p text:style-name="P113"><text:span text:style-name="T5">Проверил разрешение имени:</text:span></text:p>
              <text:list>
                <text:list-item>
                  <text:p text:style-name="P113"><text:span text:style-name="T5">ping myserver.local</text:span></text:p>
                </text:list-item>
                <text:list-item>
                  <text:p text:style-name="P113"><text:span text:style-name="T5"># Ответы от 10.0.0.101</text:span></text:p>
                </text:list-item>
              </text:list>
            </text:list-item>
            <text:list-item>
              <text:p text:style-name="P113"><text:span text:style-name="T5">Проверил доступ через curl:</text:span></text:p>
              <text:list>
                <text:list-item>
                  <text:p text:style-name="P113"><text:span text:style-name="T5">curl -L myserver.local</text:span></text:p>
                </text:list-item>
                <text:list-item>
                  <text:p text:style-name="P113"><text:span text:style-name="T5"># -&gt; Hello</text:span></text:p>
                </text:list-item>
              </text:list>
            </text:list-item>
          </text:list>
        </text:list-item>
        <text:list-item>
          <text:p text:style-name="P113"><text:span text:style-name="T5">Итог</text:span></text:p>
          <text:list>
            <text:list-item>
              <text:p text:style-name="P113"><text:span text:style-name="T5">Сеть поднята вручную, IP-адреса заданы через nmcli.</text:span></text:p>
            </text:list-item>
            <text:list-item>
              <text:p text:style-name="P113"><text:span text:style-name="T5">VM2 успешно обращается к VM1 по имени myserver.local, получает test-страницу по HTTP.</text:span></text:p>
            </text:list-item>
            <text:list-item>
              <text:p text:style-name="P113"><text:span text:style-name="T5">Все действия воспроизведены только стандартными средствами CentOS (NetworkManager, Apache, hosts, ping, curl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1:49:01.419000000</meta:creation-date>
    <dc:date>2025-08-01T19:30:51.869380971</dc:date>
    <meta:editing-duration>P1DT10H24M21S</meta:editing-duration>
    <meta:editing-cycles>15</meta:editing-cycles>
    <meta:generator>LibreOffice/24.2.7.2$Linux_X86_64 LibreOffice_project/420$Build-2</meta:generator>
    <meta:document-statistic meta:table-count="1" meta:image-count="0" meta:object-count="0" meta:page-count="16" meta:paragraph-count="546" meta:word-count="3155" meta:character-count="20824" meta:non-whitespace-character-count="18550"/>
  </office:meta>
</office:document-meta>
</file>